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0F0000000FEDEFC6DA2AC4EA88.png" manifest:media-type="image/png"/>
  <manifest:file-entry manifest:full-path="Pictures/100002010000000F0000000F11B80C9D2DA6CA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4" style:family="table">
      <style:table-properties style:width="19.103cm" fo:margin-left="-1.154cm" table:align="left"/>
    </style:style>
    <style:style style:name="Tableau14.A" style:family="table-column">
      <style:table-column-properties style:column-width="5.503cm"/>
    </style:style>
    <style:style style:name="Tableau14.B" style:family="table-column">
      <style:table-column-properties style:column-width="13.6cm"/>
    </style:style>
    <style:style style:name="Tableau14.1" style:family="table-row">
      <style:table-row-properties style:min-row-height="1.088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18" style:family="table-row">
      <style:table-row-properties style:min-row-height="0.893cm"/>
    </style:style>
    <style:style style:name="Tableau5" style:family="table">
      <style:table-properties style:width="18.997cm" fo:margin-left="-0.942cm" table:align="left"/>
    </style:style>
    <style:style style:name="Tableau5.A" style:family="table-column">
      <style:table-column-properties style:column-width="6.588cm"/>
    </style:style>
    <style:style style:name="Tableau5.B" style:family="table-column">
      <style:table-column-properties style:column-width="12.409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2" style:family="table-row">
      <style:table-row-properties style:min-row-height="1.157cm"/>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 fo:padding="0.097cm" fo:border-left="0.05pt solid #000000" fo:border-right="0.05pt solid #000000" fo:border-top="none" fo:border-bottom="0.05pt solid #000000"/>
    </style:style>
    <style:style style:name="Tableau5.3" style:family="table-row">
      <style:table-row-properties style:min-row-height="0.527cm"/>
    </style:style>
    <style:style style:name="Tableau5.A3" style:family="table-cell">
      <style:table-cell-properties fo:padding="0.097cm" fo:border-left="0.05pt solid #000000" fo:border-right="none" fo:border-top="none" fo:border-bottom="0.05pt solid #000000"/>
    </style:style>
    <style:style style:name="Tableau5.4" style:family="table-row">
      <style:table-row-properties style:min-row-height="0.677cm"/>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9" style:family="table">
      <style:table-properties style:width="18.997cm" fo:margin-left="-0.942cm" table:align="left"/>
    </style:style>
    <style:style style:name="Tableau9.A" style:family="table-column">
      <style:table-column-properties style:column-width="6.588cm"/>
    </style:style>
    <style:style style:name="Tableau9.B" style:family="table-column">
      <style:table-column-properties style:column-width="12.409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2" style:family="table-row">
      <style:table-row-properties style:min-row-height="1.82cm"/>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4" style:family="table-row">
      <style:table-row-properties style:min-row-height="0.677cm"/>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style:vertical-align="middle"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1" style:family="table">
      <style:table-properties style:width="18.997cm" fo:margin-left="-0.942cm" table:align="left"/>
    </style:style>
    <style:style style:name="Tableau1.A" style:family="table-column">
      <style:table-column-properties style:column-width="6.588cm"/>
    </style:style>
    <style:style style:name="Tableau1.B" style:family="table-column">
      <style:table-column-properties style:column-width="12.40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2" style:family="table-row">
      <style:table-row-properties style:min-row-height="1.82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4" style:family="table-row">
      <style:table-row-properties style:min-row-height="0.677cm"/>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8" style:family="table">
      <style:table-properties style:width="18.997cm" fo:margin-left="-0.942cm" table:align="left"/>
    </style:style>
    <style:style style:name="Tableau8.A" style:family="table-column">
      <style:table-column-properties style:column-width="6.588cm"/>
    </style:style>
    <style:style style:name="Tableau8.B" style:family="table-column">
      <style:table-column-properties style:column-width="12.409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2" style:family="table-row">
      <style:table-row-properties style:min-row-height="1.82cm"/>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4" style:family="table-row">
      <style:table-row-properties style:min-row-height="0.677cm"/>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style:vertical-align="middle"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4" style:family="table">
      <style:table-properties style:width="18.997cm" fo:margin-left="-0.942cm" table:align="left"/>
    </style:style>
    <style:style style:name="Tableau4.A" style:family="table-column">
      <style:table-column-properties style:column-width="6.588cm"/>
    </style:style>
    <style:style style:name="Tableau4.B" style:family="table-column">
      <style:table-column-properties style:column-width="12.40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2" style:family="table-row">
      <style:table-row-properties style:min-row-height="1.82cm"/>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4" style:family="table-row">
      <style:table-row-properties style:min-row-height="0.677cm"/>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6" style:family="table">
      <style:table-properties style:width="7.197cm" fo:margin-left="4.879cm" table:align="left"/>
    </style:style>
    <style:style style:name="Tableau6.A" style:family="table-column">
      <style:table-column-properties style:column-width="7.197cm"/>
    </style:style>
    <style:style style:name="Tableau6.A1" style:family="table-cell">
      <style:table-cell-properties fo:background-color="#00cc00" fo:padding="0.097cm" fo:border="0.05pt solid #000000">
        <style:background-image/>
      </style:table-cell-properties>
    </style:style>
    <style:style style:name="Tableau7" style:family="table">
      <style:table-properties style:width="7.197cm" fo:margin-left="4.879cm" table:align="left"/>
    </style:style>
    <style:style style:name="Tableau7.A" style:family="table-column">
      <style:table-column-properties style:column-width="7.197cm"/>
    </style:style>
    <style:style style:name="Tableau7.A1" style:family="table-cell">
      <style:table-cell-properties fo:background-color="#00cc00" fo:padding="0.097cm" fo:border="0.05pt solid #000000">
        <style:background-image/>
      </style:table-cell-properties>
    </style:style>
    <style:style style:name="P1" style:family="paragraph" style:parent-style-name="Text_20_body">
      <style:text-properties officeooo:rsid="00226552" officeooo:paragraph-rsid="00226552"/>
    </style:style>
    <style:style style:name="P2" style:family="paragraph" style:parent-style-name="Text_20_body">
      <style:text-properties officeooo:paragraph-rsid="00204a64"/>
    </style:style>
    <style:style style:name="P3" style:family="paragraph" style:parent-style-name="Text_20_body">
      <style:text-properties officeooo:rsid="001aada4" officeooo:paragraph-rsid="00204a64" fo:background-color="#ffff00"/>
    </style:style>
    <style:style style:name="P4" style:family="paragraph" style:parent-style-name="Text_20_body">
      <style:text-properties officeooo:rsid="001aada4" officeooo:paragraph-rsid="002954be" fo:background-color="#ffff00"/>
    </style:style>
    <style:style style:name="P5" style:family="paragraph" style:parent-style-name="Text_20_body">
      <style:text-properties officeooo:paragraph-rsid="002ab15b" fo:background-color="#ffff00"/>
    </style:style>
    <style:style style:name="P6" style:family="paragraph" style:parent-style-name="Text_20_body">
      <style:text-properties officeooo:rsid="009d0d64" officeooo:paragraph-rsid="009d0d64" fo:background-color="#ffff00"/>
    </style:style>
    <style:style style:name="P7" style:family="paragraph" style:parent-style-name="Text_20_body">
      <style:text-properties officeooo:rsid="00a08726" officeooo:paragraph-rsid="00a552f7" fo:background-color="#ffff00"/>
    </style:style>
    <style:style style:name="P8" style:family="paragraph" style:parent-style-name="Text_20_body">
      <style:text-properties officeooo:rsid="001aada4" officeooo:paragraph-rsid="002954be" fo:background-color="#00cc00"/>
    </style:style>
    <style:style style:name="P9" style:family="paragraph" style:parent-style-name="Text_20_body">
      <style:paragraph-properties fo:text-align="center" style:justify-single-word="false"/>
      <style:text-properties officeooo:rsid="001aada4" officeooo:paragraph-rsid="002954be" fo:background-color="transparent"/>
    </style:style>
    <style:style style:name="P10" style:family="paragraph" style:parent-style-name="Text_20_body">
      <style:text-properties style:text-underline-style="solid" style:text-underline-width="auto" style:text-underline-color="font-color" fo:font-weight="bold" officeooo:rsid="001c7d39" officeooo:paragraph-rsid="00204a64"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1c7d39" officeooo:paragraph-rsid="002954be" style:font-weight-asian="bold" style:font-weight-complex="bold"/>
    </style:style>
    <style:style style:name="P12" style:family="paragraph" style:parent-style-name="Text_20_body">
      <style:paragraph-properties fo:text-align="center" style:justify-single-word="false"/>
      <style:text-properties fo:font-size="12pt" officeooo:paragraph-rsid="00204a64" style:font-size-asian="12pt" style:font-size-complex="12pt"/>
    </style:style>
    <style:style style:name="P13" style:family="paragraph" style:parent-style-name="Text_20_body">
      <style:paragraph-properties fo:text-align="center" style:justify-single-word="false"/>
      <style:text-properties fo:font-size="12pt" officeooo:paragraph-rsid="002954be" style:font-size-asian="12pt" style:font-size-complex="12pt"/>
    </style:style>
    <style:style style:name="P14" style:family="paragraph" style:parent-style-name="Text_20_body">
      <style:text-properties officeooo:paragraph-rsid="002954be"/>
    </style:style>
    <style:style style:name="P15" style:family="paragraph" style:parent-style-name="Text_20_body">
      <style:text-properties officeooo:paragraph-rsid="002ab15b"/>
    </style:style>
    <style:style style:name="P16" style:family="paragraph" style:parent-style-name="Text_20_body">
      <style:paragraph-properties fo:text-align="start" style:justify-single-word="false"/>
      <style:text-properties officeooo:paragraph-rsid="0038ec0e"/>
    </style:style>
    <style:style style:name="P17" style:family="paragraph" style:parent-style-name="Text_20_body">
      <style:paragraph-properties fo:text-align="start" style:justify-single-word="false"/>
      <style:text-properties officeooo:paragraph-rsid="007e0a09"/>
    </style:style>
    <style:style style:name="P18" style:family="paragraph" style:parent-style-name="Text_20_body">
      <style:text-properties fo:font-style="italic" officeooo:rsid="002ab15b" officeooo:paragraph-rsid="002ab15b" style:font-style-asian="italic" style:font-style-complex="italic"/>
    </style:style>
    <style:style style:name="P19" style:family="paragraph" style:parent-style-name="Text_20_body">
      <style:text-properties fo:font-style="italic" officeooo:paragraph-rsid="002ab15b" fo:background-color="#ffff00" style:font-style-asian="italic" style:font-style-complex="italic"/>
    </style:style>
    <style:style style:name="P20" style:family="paragraph" style:parent-style-name="Text_20_body">
      <style:text-properties fo:font-style="italic" officeooo:rsid="00a1f4ba" officeooo:paragraph-rsid="00a552f7" fo:background-color="#ffff00" style:font-style-asian="italic" style:font-style-complex="italic"/>
    </style:style>
    <style:style style:name="P21" style:family="paragraph" style:parent-style-name="Text_20_body">
      <style:paragraph-properties fo:text-align="center" style:justify-single-word="false"/>
      <style:text-properties officeooo:paragraph-rsid="007ce0bf"/>
    </style:style>
    <style:style style:name="P22" style:family="paragraph" style:parent-style-name="Text_20_body">
      <style:text-properties officeooo:paragraph-rsid="002c5963"/>
    </style:style>
    <style:style style:name="P23" style:family="paragraph" style:parent-style-name="Text_20_body">
      <style:text-properties officeooo:rsid="002d89e0" officeooo:paragraph-rsid="002d89e0"/>
    </style:style>
    <style:style style:name="P24" style:family="paragraph" style:parent-style-name="Text_20_body">
      <style:text-properties officeooo:rsid="002e8efe" officeooo:paragraph-rsid="002e8efe"/>
    </style:style>
    <style:style style:name="P25" style:family="paragraph" style:parent-style-name="Text_20_body">
      <style:text-properties officeooo:paragraph-rsid="00305707"/>
    </style:style>
    <style:style style:name="P26" style:family="paragraph" style:parent-style-name="Text_20_body">
      <style:text-properties officeooo:rsid="00305707" officeooo:paragraph-rsid="00305707"/>
    </style:style>
    <style:style style:name="P27" style:family="paragraph" style:parent-style-name="Text_20_body">
      <style:paragraph-properties fo:text-align="center" style:justify-single-word="false"/>
      <style:text-properties officeooo:rsid="00305707" officeooo:paragraph-rsid="00305707"/>
    </style:style>
    <style:style style:name="P28" style:family="paragraph" style:parent-style-name="Text_20_body">
      <style:paragraph-properties fo:text-align="start" style:justify-single-word="false"/>
      <style:text-properties officeooo:rsid="00305707" officeooo:paragraph-rsid="0038ec0e"/>
    </style:style>
    <style:style style:name="P29" style:family="paragraph" style:parent-style-name="Text_20_body">
      <style:text-properties officeooo:paragraph-rsid="0032ee8c"/>
    </style:style>
    <style:style style:name="P30" style:family="paragraph" style:parent-style-name="Text_20_body">
      <style:paragraph-properties fo:text-align="center" style:justify-single-word="false"/>
      <style:text-properties officeooo:rsid="00349c9a" officeooo:paragraph-rsid="00349c9a"/>
    </style:style>
    <style:style style:name="P31" style:family="paragraph" style:parent-style-name="Text_20_body">
      <style:text-properties officeooo:rsid="00349c9a" officeooo:paragraph-rsid="00349c9a"/>
    </style:style>
    <style:style style:name="P32" style:family="paragraph" style:parent-style-name="Text_20_body">
      <style:paragraph-properties fo:text-align="center" style:justify-single-word="false"/>
      <style:text-properties officeooo:rsid="00375c9e" officeooo:paragraph-rsid="00375c9e"/>
    </style:style>
    <style:style style:name="P33" style:family="paragraph" style:parent-style-name="Text_20_body">
      <style:paragraph-properties fo:text-align="center" style:justify-single-word="false"/>
      <style:text-properties officeooo:rsid="0038ec0e" officeooo:paragraph-rsid="0038ec0e"/>
    </style:style>
    <style:style style:name="P34" style:family="paragraph" style:parent-style-name="Text_20_body">
      <style:paragraph-properties fo:text-align="center" style:justify-single-word="false"/>
      <style:text-properties officeooo:rsid="003c8ce7" officeooo:paragraph-rsid="003c8ce7"/>
    </style:style>
    <style:style style:name="P35" style:family="paragraph" style:parent-style-name="Text_20_body">
      <style:text-properties officeooo:paragraph-rsid="00473bb4"/>
    </style:style>
    <style:style style:name="P36" style:family="paragraph" style:parent-style-name="Text_20_body">
      <style:paragraph-properties fo:text-align="center" style:justify-single-word="false"/>
      <style:text-properties fo:font-size="15pt" officeooo:rsid="004c14a0" officeooo:paragraph-rsid="004c14a0" style:font-size-asian="15pt" style:font-size-complex="15pt"/>
    </style:style>
    <style:style style:name="P37" style:family="paragraph" style:parent-style-name="Text_20_body">
      <style:paragraph-properties fo:text-align="justify" style:justify-single-word="false"/>
      <style:text-properties officeooo:paragraph-rsid="0052736e"/>
    </style:style>
    <style:style style:name="P38" style:family="paragraph" style:parent-style-name="Text_20_body">
      <style:text-properties officeooo:paragraph-rsid="005ce81e"/>
    </style:style>
    <style:style style:name="P39" style:family="paragraph" style:parent-style-name="Text_20_body">
      <style:paragraph-properties fo:text-align="justify" style:justify-single-word="false"/>
      <style:text-properties fo:font-size="9pt" fo:font-style="italic" officeooo:paragraph-rsid="005c5bb7" style:font-size-asian="9pt" style:font-style-asian="italic" style:font-size-complex="9pt" style:font-style-complex="italic"/>
    </style:style>
    <style:style style:name="P40" style:family="paragraph" style:parent-style-name="Text_20_body">
      <style:paragraph-properties fo:text-align="justify" style:justify-single-word="false"/>
      <style:text-properties fo:font-size="9pt" fo:font-style="italic" officeooo:rsid="0045da64" officeooo:paragraph-rsid="0045da64" style:font-size-asian="9pt" style:font-style-asian="italic" style:font-size-complex="9pt" style:font-style-complex="italic"/>
    </style:style>
    <style:style style:name="P41" style:family="paragraph" style:parent-style-name="Text_20_body">
      <style:paragraph-properties fo:text-align="start" style:justify-single-word="false"/>
      <style:text-properties fo:font-size="9pt" officeooo:paragraph-rsid="003eb104" style:font-size-asian="7.84999990463257pt" style:font-size-complex="9pt"/>
    </style:style>
    <style:style style:name="P42" style:family="paragraph" style:parent-style-name="Text_20_body">
      <style:text-properties officeooo:rsid="007ac5c3" officeooo:paragraph-rsid="007ac5c3"/>
    </style:style>
    <style:style style:name="P43" style:family="paragraph" style:parent-style-name="Text_20_body">
      <style:text-properties officeooo:rsid="0082bfc1" officeooo:paragraph-rsid="0084ab5c"/>
    </style:style>
    <style:style style:name="P44" style:family="paragraph" style:parent-style-name="Text_20_body">
      <style:paragraph-properties fo:text-align="center" style:justify-single-word="false"/>
      <style:text-properties fo:language="fr" fo:country="FR" officeooo:rsid="002d89e0" officeooo:paragraph-rsid="002e8efe" style:language-asian="zxx" style:country-asian="none" style:language-complex="zxx" style:country-complex="none"/>
    </style:style>
    <style:style style:name="P45" style:family="paragraph" style:parent-style-name="Text_20_body">
      <style:paragraph-properties fo:text-align="center" style:justify-single-word="false"/>
      <style:text-properties fo:language="fr" fo:country="FR" officeooo:rsid="002d89e0" officeooo:paragraph-rsid="003a88f7" style:language-asian="zxx" style:country-asian="none" style:language-complex="zxx" style:country-complex="none"/>
    </style:style>
    <style:style style:name="P46" style:family="paragraph" style:parent-style-name="Text_20_body">
      <style:paragraph-properties fo:text-align="start" style:justify-single-word="false"/>
      <style:text-properties fo:language="fr" fo:country="FR" officeooo:rsid="0032ee8c" officeooo:paragraph-rsid="00349c9a"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fr" fo:country="FR" officeooo:rsid="0032ee8c" officeooo:paragraph-rsid="0032ee8c" style:language-asian="zxx" style:country-asian="none" style:language-complex="zxx" style:country-complex="none"/>
    </style:style>
    <style:style style:name="P48" style:family="paragraph" style:parent-style-name="Text_20_body">
      <style:paragraph-properties fo:text-align="start" style:justify-single-word="false"/>
      <style:text-properties fo:language="fr" fo:country="FR" officeooo:rsid="00349c9a" officeooo:paragraph-rsid="00349c9a"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fr" fo:country="FR" officeooo:rsid="00375c9e" officeooo:paragraph-rsid="00375c9e" style:language-asian="zxx" style:country-asian="none" style:language-complex="zxx" style:country-complex="none"/>
    </style:style>
    <style:style style:name="P50" style:family="paragraph" style:parent-style-name="Text_20_body">
      <style:paragraph-properties fo:text-align="start" style:justify-single-word="false"/>
      <style:text-properties fo:language="fr" fo:country="FR" officeooo:rsid="003a88f7" officeooo:paragraph-rsid="003a88f7" style:language-asian="zxx" style:country-asian="none" style:language-complex="zxx" style:country-complex="none"/>
    </style:style>
    <style:style style:name="P51" style:family="paragraph" style:parent-style-name="Text_20_body">
      <style:paragraph-properties fo:text-align="center" style:justify-single-word="false"/>
      <style:text-properties fo:language="fr" fo:country="FR" officeooo:rsid="00305707" officeooo:paragraph-rsid="003a88f7" style:language-asian="zxx" style:country-asian="none" style:language-complex="zxx" style:country-complex="none"/>
    </style:style>
    <style:style style:name="P52" style:family="paragraph" style:parent-style-name="Text_20_body">
      <style:text-properties fo:language="fr" fo:country="FR" officeooo:paragraph-rsid="002ab15b" fo:background-color="#ffff00" style:language-asian="zxx" style:country-asian="none" style:language-complex="zxx" style:country-complex="none"/>
    </style:style>
    <style:style style:name="P53" style:family="paragraph" style:parent-style-name="Text_20_body">
      <style:text-properties officeooo:rsid="00305d6c" officeooo:paragraph-rsid="005ce81e"/>
    </style:style>
    <style:style style:name="P54" style:family="paragraph" style:parent-style-name="Text_20_body">
      <style:text-properties officeooo:rsid="008cb400" officeooo:paragraph-rsid="008cb400"/>
    </style:style>
    <style:style style:name="P55" style:family="paragraph" style:parent-style-name="Text_20_body">
      <style:text-properties officeooo:rsid="00908956" officeooo:paragraph-rsid="00908956"/>
    </style:style>
    <style:style style:name="P56" style:family="paragraph" style:parent-style-name="Text_20_body">
      <style:text-properties officeooo:paragraph-rsid="009355bc"/>
    </style:style>
    <style:style style:name="P57" style:family="paragraph" style:parent-style-name="Text_20_body">
      <style:text-properties officeooo:paragraph-rsid="009f3b0c"/>
    </style:style>
    <style:style style:name="P58" style:family="paragraph" style:parent-style-name="Text_20_body">
      <style:text-properties officeooo:rsid="008d8f91" officeooo:paragraph-rsid="009ed2a3"/>
    </style:style>
    <style:style style:name="P59" style:family="paragraph" style:parent-style-name="Text_20_body">
      <style:text-properties officeooo:rsid="009ed2a3" officeooo:paragraph-rsid="009ed2a3"/>
    </style:style>
    <style:style style:name="P60" style:family="paragraph" style:parent-style-name="Text_20_body">
      <style:text-properties fo:font-style="normal" officeooo:paragraph-rsid="00a552f7" fo:background-color="#ffff00" style:font-style-asian="normal" style:font-style-complex="normal"/>
    </style:style>
    <style:style style:name="P61" style:family="paragraph" style:parent-style-name="Text_20_body">
      <style:text-properties officeooo:paragraph-rsid="00a552f7"/>
    </style:style>
    <style:style style:name="P62" style:family="paragraph" style:parent-style-name="Table_20_Contents">
      <style:text-properties officeooo:rsid="001720c9" officeooo:paragraph-rsid="001720c9"/>
    </style:style>
    <style:style style:name="P63" style:family="paragraph" style:parent-style-name="Table_20_Contents">
      <style:text-properties officeooo:rsid="001720c9" officeooo:paragraph-rsid="00204a64"/>
    </style:style>
    <style:style style:name="P64" style:family="paragraph" style:parent-style-name="Table_20_Contents">
      <style:text-properties officeooo:rsid="001720c9" officeooo:paragraph-rsid="002954be"/>
    </style:style>
    <style:style style:name="P65" style:family="paragraph" style:parent-style-name="Table_20_Contents">
      <style:text-properties officeooo:rsid="00204a64" officeooo:paragraph-rsid="00204a64"/>
    </style:style>
    <style:style style:name="P66" style:family="paragraph" style:parent-style-name="Table_20_Contents">
      <style:text-properties officeooo:rsid="00204a64" officeooo:paragraph-rsid="002954be"/>
    </style:style>
    <style:style style:name="P67" style:family="paragraph" style:parent-style-name="Table_20_Contents">
      <style:text-properties officeooo:rsid="0027e771" officeooo:paragraph-rsid="007e0a09"/>
    </style:style>
    <style:style style:name="P68" style:family="paragraph" style:parent-style-name="Table_20_Contents">
      <style:text-properties officeooo:paragraph-rsid="00204a64"/>
    </style:style>
    <style:style style:name="P69" style:family="paragraph" style:parent-style-name="Table_20_Contents">
      <style:paragraph-properties fo:text-align="start" style:justify-single-word="false"/>
      <style:text-properties officeooo:paragraph-rsid="002954be"/>
    </style:style>
    <style:style style:name="P70" style:family="paragraph" style:parent-style-name="Table_20_Contents">
      <style:text-properties officeooo:paragraph-rsid="002954be"/>
    </style:style>
    <style:style style:name="P71" style:family="paragraph" style:parent-style-name="Table_20_Contents">
      <style:text-properties officeooo:rsid="002d89e0" officeooo:paragraph-rsid="002d89e0"/>
    </style:style>
    <style:style style:name="P72" style:family="paragraph" style:parent-style-name="Table_20_Contents">
      <style:text-properties officeooo:rsid="002d89e0" officeooo:paragraph-rsid="004036c9"/>
    </style:style>
    <style:style style:name="P73" style:family="paragraph" style:parent-style-name="Table_20_Contents">
      <style:text-properties fo:font-style="italic" officeooo:rsid="002d89e0" officeooo:paragraph-rsid="002d89e0" style:font-style-asian="italic" style:font-style-complex="italic"/>
    </style:style>
    <style:style style:name="P74" style:family="paragraph" style:parent-style-name="Table_20_Contents">
      <style:paragraph-properties fo:text-align="start" style:justify-single-word="false"/>
      <style:text-properties officeooo:rsid="005fe8ff" officeooo:paragraph-rsid="007e0a09"/>
    </style:style>
    <style:style style:name="P75" style:family="paragraph" style:parent-style-name="Table_20_Contents">
      <style:text-properties officeooo:rsid="006818fa" officeooo:paragraph-rsid="0082b3e0"/>
    </style:style>
    <style:style style:name="P76" style:family="paragraph" style:parent-style-name="Table_20_Contents">
      <style:paragraph-properties fo:text-align="center" style:justify-single-word="false"/>
      <style:text-properties style:use-window-font-color="true" style:font-name="Calibri" fo:font-size="10pt" fo:font-style="normal" fo:font-weight="bold" officeooo:paragraph-rsid="006c053d" style:font-size-asian="10pt" style:font-style-asian="normal" style:font-weight-asian="bold" style:font-name-complex="Calibri" style:font-size-complex="10pt" style:font-style-complex="normal"/>
    </style:style>
    <style:style style:name="P77" style:family="paragraph" style:parent-style-name="Table_20_Contents">
      <style:paragraph-properties fo:text-align="start" style:justify-single-word="false"/>
      <style:text-properties officeooo:rsid="006e438b" officeooo:paragraph-rsid="007ce0bf"/>
    </style:style>
    <style:style style:name="P78" style:family="paragraph" style:parent-style-name="Table_20_Contents">
      <style:text-properties officeooo:rsid="007ac5c3" officeooo:paragraph-rsid="007ac5c3"/>
    </style:style>
    <style:style style:name="P79" style:family="paragraph" style:parent-style-name="Table_20_Contents">
      <style:text-properties officeooo:rsid="00826586" officeooo:paragraph-rsid="00826586"/>
    </style:style>
    <style:style style:name="P80" style:family="paragraph" style:parent-style-name="Table_20_Contents">
      <style:paragraph-properties fo:text-align="start" style:justify-single-word="false"/>
      <style:text-properties officeooo:rsid="008299f8" officeooo:paragraph-rsid="008299f8"/>
    </style:style>
    <style:style style:name="P81" style:family="paragraph" style:parent-style-name="Table_20_Contents">
      <style:paragraph-properties fo:text-align="start" style:justify-single-word="false"/>
      <style:text-properties officeooo:rsid="0082b3e0" officeooo:paragraph-rsid="0082b3e0"/>
    </style:style>
    <style:style style:name="P82" style:family="paragraph" style:parent-style-name="Table_20_Contents">
      <style:text-properties officeooo:rsid="0055df08"/>
    </style:style>
    <style:style style:name="P83" style:family="paragraph" style:parent-style-name="Standard">
      <style:paragraph-properties fo:text-align="center" style:justify-single-word="false"/>
      <style:text-properties style:use-window-font-color="true" style:font-name="Calibri" fo:font-size="11pt" fo:font-style="italic" fo:font-weight="bold" officeooo:paragraph-rsid="001720c9" style:font-size-asian="11pt" style:font-style-asian="italic" style:font-weight-asian="bold" style:font-name-complex="Calibri" style:font-size-complex="11pt"/>
    </style:style>
    <style:style style:name="P84" style:family="paragraph" style:parent-style-name="Standard">
      <style:paragraph-properties fo:text-align="center" style:justify-single-word="false"/>
      <style:text-properties style:use-window-font-color="true" style:font-name="Calibri" fo:font-size="11pt" fo:font-style="italic" fo:font-weight="bold" officeooo:paragraph-rsid="00204a64" style:font-size-asian="11pt" style:font-style-asian="italic" style:font-weight-asian="bold" style:font-name-complex="Calibri" style:font-size-complex="11pt"/>
    </style:style>
    <style:style style:name="P85" style:family="paragraph" style:parent-style-name="Standard">
      <style:paragraph-properties fo:text-align="center" style:justify-single-word="false"/>
      <style:text-properties style:use-window-font-color="true" style:font-name="Calibri" fo:font-size="11pt" fo:font-style="italic" fo:font-weight="bold" officeooo:paragraph-rsid="002954be" style:font-size-asian="11pt" style:font-style-asian="italic" style:font-weight-asian="bold" style:font-name-complex="Calibri" style:font-size-complex="11pt"/>
    </style:style>
    <style:style style:name="P86" style:family="paragraph" style:parent-style-name="Standard">
      <style:paragraph-properties fo:text-align="center" style:justify-single-word="false"/>
      <style:text-properties style:use-window-font-color="true" style:font-name="Calibri" fo:font-size="10pt" fo:font-style="normal" fo:font-weight="bold" officeooo:paragraph-rsid="00204a64" style:font-size-asian="10pt" style:font-style-asian="normal" style:font-weight-asian="bold" style:font-name-complex="Calibri" style:font-size-complex="10pt" style:font-style-complex="normal"/>
    </style:style>
    <style:style style:name="P87" style:family="paragraph" style:parent-style-name="Standard">
      <style:paragraph-properties fo:text-align="center" style:justify-single-word="false"/>
      <style:text-properties style:use-window-font-color="true" style:font-name="Calibri" fo:font-size="10pt" fo:font-style="normal" fo:font-weight="bold" officeooo:paragraph-rsid="002954be" style:font-size-asian="10pt" style:font-style-asian="normal" style:font-weight-asian="bold" style:font-name-complex="Calibri" style:font-size-complex="10pt" style:font-style-complex="normal"/>
    </style:style>
    <style:style style:name="P88" style:family="paragraph" style:parent-style-name="Standard">
      <style:paragraph-properties fo:text-align="center" style:justify-single-word="false"/>
      <style:text-properties style:use-window-font-color="true" style:font-name="Calibri" fo:font-size="10pt" fo:font-style="normal" fo:font-weight="bold" officeooo:paragraph-rsid="001720c9" style:font-size-asian="10pt" style:font-style-asian="normal" style:font-weight-asian="bold" style:font-name-complex="Calibri" style:font-size-complex="10pt" style:font-style-complex="normal"/>
    </style:style>
    <style:style style:name="P89" style:family="paragraph" style:parent-style-name="Standard">
      <style:paragraph-properties fo:text-align="center" style:justify-single-word="false"/>
      <style:text-properties officeooo:paragraph-rsid="006a8daf"/>
    </style:style>
    <style:style style:name="P90" style:family="paragraph" style:parent-style-name="Standard">
      <style:text-properties officeooo:paragraph-rsid="00204a64"/>
    </style:style>
    <style:style style:name="P91" style:family="paragraph" style:parent-style-name="Standard">
      <style:text-properties officeooo:paragraph-rsid="002954be"/>
    </style:style>
    <style:style style:name="P92" style:family="paragraph" style:parent-style-name="Standard">
      <style:text-properties officeooo:rsid="00866e9d" officeooo:paragraph-rsid="00866e9d"/>
    </style:style>
    <style:style style:name="P93" style:family="paragraph" style:parent-style-name="Subtitle">
      <style:text-properties officeooo:rsid="002637d1" officeooo:paragraph-rsid="002637d1"/>
    </style:style>
    <style:style style:name="P94" style:family="paragraph" style:parent-style-name="Standard">
      <style:paragraph-properties fo:text-align="center" style:justify-single-word="false" fo:break-before="page"/>
      <style:text-properties style:use-window-font-color="true" style:font-name="Calibri" fo:font-size="18pt" fo:font-weight="bold" officeooo:paragraph-rsid="001720c9" style:font-size-asian="18pt" style:font-weight-asian="bold" style:font-name-complex="Calibri" style:font-size-complex="18pt"/>
    </style:style>
    <style:style style:name="P95" style:family="paragraph" style:parent-style-name="Standard">
      <style:paragraph-properties fo:text-align="center" style:justify-single-word="false" fo:break-before="page"/>
      <style:text-properties style:use-window-font-color="true" style:font-name="Calibri" fo:font-size="18pt" fo:font-weight="bold" officeooo:paragraph-rsid="00204a64" style:font-size-asian="18pt" style:font-weight-asian="bold" style:font-name-complex="Calibri" style:font-size-complex="18pt"/>
    </style:style>
    <style:style style:name="P96" style:family="paragraph" style:parent-style-name="Standard">
      <style:paragraph-properties fo:text-align="center" style:justify-single-word="false" fo:break-before="page"/>
      <style:text-properties style:use-window-font-color="true" style:font-name="Calibri" fo:font-size="18pt" fo:font-weight="bold" officeooo:paragraph-rsid="002954be" style:font-size-asian="18pt" style:font-weight-asian="bold" style:font-name-complex="Calibri" style:font-size-complex="18pt"/>
    </style:style>
    <style:style style:name="P97" style:family="paragraph" style:parent-style-name="Heading_20_2">
      <style:text-properties officeooo:paragraph-rsid="00204a64"/>
    </style:style>
    <style:style style:name="P98" style:family="paragraph" style:parent-style-name="Heading_20_2">
      <style:text-properties officeooo:paragraph-rsid="002954be"/>
    </style:style>
    <style:style style:name="P99" style:family="paragraph" style:parent-style-name="Heading_20_1">
      <style:text-properties officeooo:rsid="0095cbf7" officeooo:paragraph-rsid="0098ca0e"/>
    </style:style>
    <style:style style:name="P100" style:family="paragraph" style:parent-style-name="Heading_20_1">
      <style:text-properties officeooo:paragraph-rsid="00204a64"/>
    </style:style>
    <style:style style:name="P101" style:family="paragraph" style:parent-style-name="Heading_20_1">
      <style:text-properties officeooo:paragraph-rsid="002954be"/>
    </style:style>
    <style:style style:name="P102" style:family="paragraph" style:parent-style-name="Heading_20_3">
      <style:text-properties officeooo:paragraph-rsid="00962e4a"/>
    </style:style>
    <style:style style:name="P103" style:family="paragraph" style:parent-style-name="Text_20_body" style:list-style-name="L1">
      <style:text-properties officeooo:paragraph-rsid="002ab15b" fo:background-color="#ffff00"/>
    </style:style>
    <style:style style:name="P104" style:family="paragraph" style:parent-style-name="Text_20_body" style:list-style-name="L2">
      <style:text-properties officeooo:paragraph-rsid="009ed2a3"/>
    </style:style>
    <style:style style:name="P105" style:family="paragraph" style:parent-style-name="Text_20_body" style:list-style-name="L3">
      <style:text-properties officeooo:paragraph-rsid="009ed2a3"/>
    </style:style>
    <style:style style:name="P106" style:family="paragraph" style:parent-style-name="Text_20_body">
      <style:text-properties officeooo:paragraph-rsid="002ab15b"/>
    </style:style>
    <style:style style:name="P107" style:family="paragraph" style:parent-style-name="Text_20_body">
      <style:text-properties officeooo:paragraph-rsid="00a9f462"/>
    </style:style>
    <style:style style:name="T1" style:family="text">
      <style:text-properties officeooo:rsid="000ea264"/>
    </style:style>
    <style:style style:name="T2" style:family="text">
      <style:text-properties fo:font-style="italic" style:font-style-asian="italic" style:font-style-complex="italic"/>
    </style:style>
    <style:style style:name="T3" style:family="text">
      <style:text-properties officeooo:rsid="0017b9a0"/>
    </style:style>
    <style:style style:name="T4" style:family="text">
      <style:text-properties officeooo:rsid="00210ca0"/>
    </style:style>
    <style:style style:name="T5" style:family="text">
      <style:text-properties officeooo:rsid="00271d96"/>
    </style:style>
    <style:style style:name="T6" style:family="text">
      <style:text-properties style:use-window-font-color="true" style:font-name="Calibri" fo:font-size="10pt" fo:font-style="normal" fo:font-weight="bold" style:font-size-asian="10pt" style:font-style-asian="normal" style:font-weight-asian="bold" style:font-name-complex="Calibri" style:font-size-complex="10pt" style:font-style-complex="normal"/>
    </style:style>
    <style:style style:name="T7" style:family="text">
      <style:text-properties style:use-window-font-color="true" style:font-name="Calibri" fo:font-size="10pt" fo:font-style="normal" fo:font-weight="bold" officeooo:rsid="000dfa95" style:font-size-asian="10pt" style:font-style-asian="normal" style:font-weight-asian="bold" style:font-name-complex="Calibri" style:font-size-complex="10pt" style:font-style-complex="normal"/>
    </style:style>
    <style:style style:name="T8" style:family="text">
      <style:text-properties officeooo:rsid="0027e771"/>
    </style:style>
    <style:style style:name="T9" style:family="text">
      <style:text-properties fo:language="fr" fo:country="FR"/>
    </style:style>
    <style:style style:name="T10" style:family="text">
      <style:text-properties fo:language="fr" fo:country="FR" style:language-asian="zxx" style:country-asian="none" style:language-complex="zxx" style:country-complex="none"/>
    </style:style>
    <style:style style:name="T11" style:family="text">
      <style:text-properties fo:language="fr" fo:country="FR" officeooo:rsid="0032ee8c" style:language-asian="zxx" style:country-asian="none" style:language-complex="zxx" style:country-complex="none"/>
    </style:style>
    <style:style style:name="T12" style:family="text">
      <style:text-properties fo:language="fr" fo:country="FR" officeooo:rsid="00349c9a" style:language-asian="zxx" style:country-asian="none" style:language-complex="zxx" style:country-complex="none"/>
    </style:style>
    <style:style style:name="T13" style:family="text">
      <style:text-properties fo:language="fr" fo:country="FR" officeooo:rsid="00375c9e" style:language-asian="zxx" style:country-asian="none" style:language-complex="zxx" style:country-complex="none"/>
    </style:style>
    <style:style style:name="T14" style:family="text">
      <style:text-properties fo:language="fr" fo:country="FR" officeooo:rsid="003a88f7" style:language-asian="zxx" style:country-asian="none" style:language-complex="zxx" style:country-complex="none"/>
    </style:style>
    <style:style style:name="T15" style:family="text">
      <style:text-properties fo:language="fr" fo:country="FR" officeooo:rsid="004fa5ff" style:language-asian="zxx" style:country-asian="none" style:language-complex="zxx" style:country-complex="none"/>
    </style:style>
    <style:style style:name="T16" style:family="text">
      <style:text-properties fo:language="fr" fo:country="FR" officeooo:rsid="005e302b" style:language-asian="zxx" style:country-asian="none" style:language-complex="zxx" style:country-complex="none"/>
    </style:style>
    <style:style style:name="T17" style:family="text">
      <style:text-properties fo:language="fr" fo:country="FR" officeooo:rsid="005fa5bf" style:language-asian="zxx" style:country-asian="none" style:language-complex="zxx" style:country-complex="none"/>
    </style:style>
    <style:style style:name="T18" style:family="text">
      <style:text-properties fo:language="fr" fo:country="FR" officeooo:rsid="00704d92" style:language-asian="zxx" style:country-asian="none" style:language-complex="zxx" style:country-complex="none"/>
    </style:style>
    <style:style style:name="T19" style:family="text">
      <style:text-properties fo:language="fr" fo:country="FR" officeooo:rsid="007ac5c3" style:language-asian="zxx" style:country-asian="none" style:language-complex="zxx" style:country-complex="none"/>
    </style:style>
    <style:style style:name="T20" style:family="text">
      <style:text-properties fo:language="fr" fo:country="FR" officeooo:rsid="007ce0bf" style:language-asian="zxx" style:country-asian="none" style:language-complex="zxx" style:country-complex="none"/>
    </style:style>
    <style:style style:name="T21" style:family="text">
      <style:text-properties fo:language="fr" fo:country="FR" fo:background-color="#ffff00" loext:char-shading-value="0" style:language-asian="zxx" style:country-asian="none" style:language-complex="zxx" style:country-complex="none"/>
    </style:style>
    <style:style style:name="T22" style:family="text">
      <style:text-properties fo:language="fr" fo:country="FR" officeooo:rsid="00a9f462"/>
    </style:style>
    <style:style style:name="T23" style:family="text">
      <style:text-properties fo:background-color="#ffff00" loext:char-shading-value="0"/>
    </style:style>
    <style:style style:name="T24" style:family="text">
      <style:text-properties officeooo:rsid="0039b5d7" fo:background-color="#ffff00" loext:char-shading-value="0"/>
    </style:style>
    <style:style style:name="T25" style:family="text">
      <style:text-properties officeooo:rsid="00908956" fo:background-color="#ffff00" loext:char-shading-value="0"/>
    </style:style>
    <style:style style:name="T26" style:family="text">
      <style:text-properties fo:background-color="transparent" loext:char-shading-value="0"/>
    </style:style>
    <style:style style:name="T27" style:family="text">
      <style:text-properties officeooo:rsid="002d89e0" fo:background-color="transparent" loext:char-shading-value="0"/>
    </style:style>
    <style:style style:name="T28" style:family="text">
      <style:text-properties officeooo:rsid="003e595e"/>
    </style:style>
    <style:style style:name="T29" style:family="text">
      <style:text-properties officeooo:rsid="004698d2"/>
    </style:style>
    <style:style style:name="T30" style:family="text">
      <style:text-properties officeooo:rsid="00473bb4"/>
    </style:style>
    <style:style style:name="T31" style:family="text">
      <style:text-properties officeooo:rsid="004db6c1"/>
    </style:style>
    <style:style style:name="T32" style:family="text">
      <style:text-properties officeooo:rsid="005191b2"/>
    </style:style>
    <style:style style:name="T33" style:family="text">
      <style:text-properties officeooo:rsid="0053d456"/>
    </style:style>
    <style:style style:name="T34" style:family="text">
      <style:text-properties officeooo:rsid="00593e16"/>
    </style:style>
    <style:style style:name="T35" style:family="text">
      <style:text-properties officeooo:rsid="005a818c"/>
    </style:style>
    <style:style style:name="T36" style:family="text">
      <style:text-properties officeooo:rsid="005b855d"/>
    </style:style>
    <style:style style:name="T37" style:family="text">
      <style:text-properties fo:font-size="9pt" fo:font-style="italic" officeooo:rsid="0052736e" style:font-size-asian="9pt" style:font-style-asian="italic" style:font-size-complex="9pt" style:font-style-complex="italic"/>
    </style:style>
    <style:style style:name="T38" style:family="text">
      <style:text-properties officeooo:rsid="006660bf"/>
    </style:style>
    <style:style style:name="T39" style:family="text">
      <style:text-properties officeooo:rsid="006818fa"/>
    </style:style>
    <style:style style:name="T40" style:family="text">
      <style:text-properties officeooo:rsid="0069ba53"/>
    </style:style>
    <style:style style:name="T41" style:family="text">
      <style:text-properties officeooo:rsid="006a8daf"/>
    </style:style>
    <style:style style:name="T42" style:family="text">
      <style:text-properties officeooo:rsid="007ac5c3"/>
    </style:style>
    <style:style style:name="T43" style:family="text">
      <style:text-properties officeooo:rsid="00826586"/>
    </style:style>
    <style:style style:name="T44" style:family="text">
      <style:text-properties officeooo:rsid="00843bd5"/>
    </style:style>
    <style:style style:name="T45" style:family="text">
      <style:text-properties officeooo:rsid="0088a0c5"/>
    </style:style>
    <style:style style:name="T46" style:family="text">
      <style:text-properties officeooo:rsid="008d8f91"/>
    </style:style>
    <style:style style:name="T47" style:family="text">
      <style:text-properties officeooo:rsid="008f2403"/>
    </style:style>
    <style:style style:name="T48" style:family="text">
      <style:text-properties officeooo:rsid="008ffcb2"/>
    </style:style>
    <style:style style:name="T49" style:family="text">
      <style:text-properties officeooo:rsid="00908956"/>
    </style:style>
    <style:style style:name="T50" style:family="text">
      <style:text-properties fo:font-weight="normal" style:font-weight-asian="normal" style:font-weight-complex="normal"/>
    </style:style>
    <style:style style:name="T51" style:family="text">
      <style:text-properties fo:font-weight="normal" officeooo:rsid="0099b250" style:font-weight-asian="normal" style:font-weight-complex="normal"/>
    </style:style>
    <style:style style:name="T52" style:family="text">
      <style:text-properties fo:font-weight="normal" officeooo:rsid="009c57f6" style:font-weight-asian="normal" style:font-weight-complex="normal"/>
    </style:style>
    <style:style style:name="T53" style:family="text">
      <style:text-properties fo:font-weight="normal" officeooo:rsid="009c6847" style:font-weight-asian="normal" style:font-weight-complex="normal"/>
    </style:style>
    <style:style style:name="T54" style:family="text">
      <style:text-properties style:text-underline-style="none"/>
    </style:style>
    <style:style style:name="T55" style:family="text">
      <style:text-properties officeooo:rsid="00940f67"/>
    </style:style>
    <style:style style:name="T56" style:family="text">
      <style:text-properties officeooo:rsid="0095cbf7"/>
    </style:style>
    <style:style style:name="T57" style:family="text">
      <style:text-properties fo:color="#0000ff" fo:font-style="italic" style:text-underline-style="none" officeooo:rsid="006c2f38" fo:background-color="transparent" loext:char-shading-value="0" style:font-style-asian="italic" style:font-style-complex="italic"/>
    </style:style>
    <style:style style:name="T58" style:family="text">
      <style:text-properties fo:color="#0000ff" fo:font-style="italic" style:text-underline-style="none" officeooo:rsid="00962e4a" fo:background-color="transparent" loext:char-shading-value="0" style:font-style-asian="italic" style:font-style-complex="italic"/>
    </style:style>
    <style:style style:name="T59" style:family="text">
      <style:text-properties officeooo:rsid="0098ca0e"/>
    </style:style>
    <style:style style:name="T60" style:family="text">
      <style:text-properties officeooo:rsid="0099b250"/>
    </style:style>
    <style:style style:name="T61" style:family="text">
      <style:text-properties officeooo:rsid="009c57f6"/>
    </style:style>
    <style:style style:name="T62" style:family="text">
      <style:text-properties officeooo:rsid="009d0d64"/>
    </style:style>
    <style:style style:name="T63" style:family="text">
      <style:text-properties officeooo:rsid="009d57b6"/>
    </style:style>
    <style:style style:name="T64" style:family="text">
      <style:text-properties officeooo:rsid="009ed2a3"/>
    </style:style>
    <style:style style:name="T65" style:family="text">
      <style:text-properties officeooo:rsid="009f3b0c"/>
    </style:style>
    <style:style style:name="T66" style:family="text">
      <style:text-properties officeooo:rsid="00a91183"/>
    </style:style>
    <style:style style:name="T67" style:family="text">
      <style:text-properties fo:font-style="normal" fo:background-color="#ffff00" loext:char-shading-value="0" style:font-style-asian="normal" style:font-style-complex="normal"/>
    </style:style>
    <style:style style:name="T68" style:family="text">
      <style:text-properties officeooo:rsid="00a7fc36"/>
    </style:style>
    <style:style style:name="T69" style:family="text">
      <style:text-properties officeooo:rsid="00a9f462"/>
    </style:style>
    <style:style style:name="fr1"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me de Rédaction</text:p>
      <text:p text:style-name="P93">Contenu des pages <text:span text:style-name="T5">obligatoires et communes</text:span></text:p>
      <text:p text:style-name="P1">Projet :</text:p>
      <text:p text:style-name="P1">Client :</text:p>
      <text:p text:style-name="P18">Liste des mots-clefs à remplacer par remplacement automatique :</text:p>
      <table:table table:name="Tableau14" table:style-name="Tableau14">
        <table:table-column table:style-name="Tableau14.A"/>
        <table:table-column table:style-name="Tableau14.B"/>
        <table:table-row table:style-name="Tableau14.1">
          <table:table-cell table:style-name="Tableau14.A1" office:value-type="string">
            <text:p text:style-name="P22">URL_SITE_WEB</text:p>
          </table:table-cell>
          <table:table-cell table:style-name="Tableau14.B1" office:value-type="string">
            <text:p text:style-name="P71">Adresse URL du site</text:p>
            <text:p text:style-name="P73">(exemple : monsiteweb.fr )</text:p>
          </table:table-cell>
        </table:table-row>
        <table:table-row table:style-name="Tableau14.1">
          <table:table-cell table:style-name="Tableau14.A2" office:value-type="string">
            <text:p text:style-name="P42">NOM_SITE</text:p>
          </table:table-cell>
          <table:table-cell table:style-name="Tableau14.B2" office:value-type="string">
            <text:p text:style-name="P78">Nom du site</text:p>
          </table:table-cell>
        </table:table-row>
        <table:table-row table:style-name="Tableau14.1">
          <table:table-cell table:style-name="Tableau14.A2" office:value-type="string">
            <text:p text:style-name="P23">NOM_PROPRIETAIRE</text:p>
          </table:table-cell>
          <table:table-cell table:style-name="Tableau14.B2" office:value-type="string">
            <text:p text:style-name="P72">Nom de la personne physique propriétaire du site ou la dénomination sociale d'une entreprise ou autre organisme.</text:p>
          </table:table-cell>
        </table:table-row>
        <table:table-row table:style-name="Tableau14.1">
          <table:table-cell table:style-name="Tableau14.A2" office:value-type="string">
            <text:p text:style-name="P24">NUM_REG_COMMERCE</text:p>
          </table:table-cell>
          <table:table-cell table:style-name="Tableau14.B2" office:value-type="string">
            <text:p text:style-name="P44">N° du Registre du Commerce et des Sociétés</text:p>
          </table:table-cell>
        </table:table-row>
        <table:table-row table:style-name="Tableau14.1">
          <table:table-cell table:style-name="Tableau14.A2" office:value-type="string">
            <text:p text:style-name="P46">RAISON_SOCIALE</text:p>
          </table:table-cell>
          <table:table-cell table:style-name="Tableau14.B2" office:value-type="string">
            <text:p text:style-name="P30">Raison Sociale</text:p>
          </table:table-cell>
        </table:table-row>
        <table:table-row table:style-name="Tableau14.1">
          <table:table-cell table:style-name="Tableau14.A2" office:value-type="string">
            <text:p text:style-name="P31">SIRET</text:p>
          </table:table-cell>
          <table:table-cell table:style-name="Tableau14.B2" office:value-type="string">
            <text:p text:style-name="P30">Numéro de SIRET</text:p>
          </table:table-cell>
        </table:table-row>
        <table:table-row table:style-name="Tableau14.1">
          <table:table-cell table:style-name="Tableau14.A2" office:value-type="string">
            <text:p text:style-name="P48">ADR_POST_PROP</text:p>
          </table:table-cell>
          <table:table-cell table:style-name="Tableau14.B2" office:value-type="string">
            <text:p text:style-name="P30">Adresse Postale du Propriétaire</text:p>
          </table:table-cell>
        </table:table-row>
        <table:table-row table:style-name="Tableau14.1">
          <table:table-cell table:style-name="Tableau14.A2" office:value-type="string">
            <text:p text:style-name="P48">CAPITAL</text:p>
          </table:table-cell>
          <table:table-cell table:style-name="Tableau14.B2" office:value-type="string">
            <text:p text:style-name="P30">Capital Social</text:p>
          </table:table-cell>
        </table:table-row>
        <table:table-row table:style-name="Tableau14.1">
          <table:table-cell table:style-name="Tableau14.A2" office:value-type="string">
            <text:p text:style-name="P49">PRESTATAIRE</text:p>
          </table:table-cell>
          <table:table-cell table:style-name="Tableau14.B2" office:value-type="string">
            <text:p text:style-name="P32">Agence Prestataire</text:p>
          </table:table-cell>
        </table:table-row>
        <table:table-row table:style-name="Tableau14.1">
          <table:table-cell table:style-name="Tableau14.A2" office:value-type="string">
            <text:p text:style-name="P28"><text:span text:style-name="T11">URL_</text:span><text:span text:style-name="T13">PRESTATAIRE</text:span></text:p>
          </table:table-cell>
          <table:table-cell table:style-name="Tableau14.B2" office:value-type="string">
            <text:p text:style-name="P33">Adresse du site du Prestataire (penser à en faire un lien)</text:p>
          </table:table-cell>
        </table:table-row>
        <table:table-row table:style-name="Tableau14.1">
          <table:table-cell table:style-name="Tableau14.A2" office:value-type="string">
            <text:p text:style-name="P50">RESP_PUBLICATION</text:p>
          </table:table-cell>
          <table:table-cell table:style-name="Tableau14.B2" office:value-type="string">
            <text:p text:style-name="P51">Nom du Responsable de publication</text:p>
          </table:table-cell>
        </table:table-row>
        <table:table-row table:style-name="Tableau14.1">
          <table:table-cell table:style-name="Tableau14.A2" office:value-type="string">
            <text:p text:style-name="P50">CONTACT_RESP_PUB</text:p>
          </table:table-cell>
          <table:table-cell table:style-name="Tableau14.B2" office:value-type="string">
            <text:p text:style-name="P45">Contact du Responsable de publication</text:p>
          </table:table-cell>
        </table:table-row>
        <table:table-row table:style-name="Tableau14.1">
          <table:table-cell table:style-name="Tableau14.A2" office:value-type="string">
            <text:p text:style-name="P50">WEBMASTER</text:p>
          </table:table-cell>
          <table:table-cell table:style-name="Tableau14.B2" office:value-type="string">
            <text:p text:style-name="P51">Nom du Webmaster</text:p>
          </table:table-cell>
        </table:table-row>
        <table:table-row table:style-name="Tableau14.1">
          <table:table-cell table:style-name="Tableau14.A2" office:value-type="string">
            <text:p text:style-name="P50">CONTACT_WEBMASTER</text:p>
          </table:table-cell>
          <table:table-cell table:style-name="Tableau14.B2" office:value-type="string">
            <text:p text:style-name="P51">Contact du Webmaster</text:p>
          </table:table-cell>
        </table:table-row>
        <table:table-row table:style-name="Tableau14.1">
          <table:table-cell table:style-name="Tableau14.A2" office:value-type="string">
            <text:p text:style-name="P47">HEBERGEUR</text:p>
          </table:table-cell>
          <table:table-cell table:style-name="Tableau14.B2" office:value-type="string">
            <text:p text:style-name="P34">Nom de l’Hébergeur</text:p>
          </table:table-cell>
        </table:table-row>
        <table:table-row table:style-name="Tableau14.1">
          <table:table-cell table:style-name="Tableau14.A2" office:value-type="string">
            <text:p text:style-name="P50">URL_HEBERGEUR</text:p>
          </table:table-cell>
          <table:table-cell table:style-name="Tableau14.B2" office:value-type="string">
            <text:p text:style-name="P45">Adresse de l'Hébergeur</text:p>
          </table:table-cell>
        </table:table-row>
        <table:table-row table:style-name="Tableau14.1">
          <table:table-cell table:style-name="Tableau14.A2" office:value-type="string">
            <text:p text:style-name="P50">TEL_HEBERGEUR</text:p>
          </table:table-cell>
          <table:table-cell table:style-name="Tableau14.B2" office:value-type="string">
            <text:p text:style-name="P51">Téléphone de l'Hébergeur</text:p>
          </table:table-cell>
        </table:table-row>
        <table:table-row table:style-name="Tableau14.18">
          <table:table-cell table:style-name="Tableau14.A2" office:value-type="string">
            <text:p text:style-name="P26">NUM_CNIL</text:p>
          </table:table-cell>
          <table:table-cell table:style-name="Tableau14.B2" office:value-type="string">
            <text:p text:style-name="P27">Numéro d’enregistrement CNIL</text:p>
          </table:table-cell>
        </table:table-row>
      </table:table>
      <text:p text:style-name="P24"/>
      <text:p text:style-name="P94">PAGE « <text:span text:style-name="T8">Mentions légales »</text:span></text:p>
      <text:p text:style-name="P83">***</text:p>
      <text:p text:style-name="P88">/<text:span text:style-name="T28">mentions-legales</text:span></text:p>
      <text:p text:style-name="P76">/<text:span text:style-name="T1">mentions-legales#cookies</text:span></text:p>
      <text:p text:style-name="P41"/>
      <text:p text:style-name="P39">Ce fichier donne un modèle de page de mentions légales adapté à la quasi-totalité des site professionnels et de e-commerce.</text:p>
      <text:p text:style-name="P39">Il se peut que certaines informations ne soient pas nécessaires pour des sites Vitrine ou de particuliers <text:span text:style-name="T35">et d’</text:span>associations <text:span text:style-name="T34">(CNIL) ou</text:span> <text:span text:style-name="T35">d’autoentrepreuneurs (n° TVA + n° RCS).</text:span></text:p>
      <text:p text:style-name="P39">Il en est de la responsabilité du client de connaître les réglementations spécifiques à son activité <text:span text:style-name="T36">à intégrer dans les mentions légales.</text:span></text:p>
      <text:p text:style-name="P40">Il est à noter que ces mentions légales sont, de préférence et autant que possible, à intégrer dans le<text:span text:style-name="T29">s pages de réseaux sociaux.</text:span></text:p>
      <text:p text:style-name="P37"><text:span text:style-name="T37">Pour toute information complémentaire : </text:span><text:a xlink:type="simple" xlink:href="https://www.cnil.fr/fr/modeles/mention" text:style-name="Internet_20_link" text:visited-style-name="Visited_20_Internet_20_Link"><text:span text:style-name="T37">https://www.cnil.fr/fr/modeles/mention</text:span></text:a><text:span text:style-name="T37"> </text:span></text:p>
      <table:table table:name="Tableau5" table:style-name="Tableau5">
        <table:table-column table:style-name="Tableau5.A"/>
        <table:table-column table:style-name="Tableau5.B"/>
        <table:table-row>
          <table:table-cell table:style-name="Tableau5.A1" office:value-type="string">
            <text:p text:style-name="P62">&lt;title&gt; 56 caractères MAX</text:p>
          </table:table-cell>
          <table:table-cell table:style-name="Tableau5.B1" office:value-type="string">
            <text:p text:style-name="P67"><text:span text:style-name="T19">NOM_SITE</text:span><text:span text:style-name="T10"> - </text:span>Mentions légales</text:p>
          </table:table-cell>
        </table:table-row>
        <table:table-row table:style-name="Tableau5.2">
          <table:table-cell table:style-name="Tableau5.A5" office:value-type="string">
            <text:p text:style-name="P62">Meta description</text:p>
            <text:p text:style-name="P62">156 caractères MAX</text:p>
          </table:table-cell>
          <table:table-cell table:style-name="Tableau5.B2" office:value-type="string">
            <text:p text:style-name="P74">Mentions légales du site <text:span text:style-name="T42">NOM_SITE</text:span> appartenant à <text:span text:style-name="T10">NOM_PROPRIETAIRE.</text:span></text:p>
          </table:table-cell>
        </table:table-row>
        <table:table-row table:style-name="Tableau5.3">
          <table:table-cell table:style-name="Tableau5.A5" office:value-type="string">
            <text:p text:style-name="P62">Sélection de Mots-clefs <text:span text:style-name="T3">à intégrer</text:span></text:p>
          </table:table-cell>
          <table:table-cell table:style-name="Tableau5.B2" office:value-type="string">
            <text:p text:style-name="P17"><text:span text:style-name="T19">NOM_SITE</text:span><text:span text:style-name="T10">, </text:span><text:span text:style-name="T17">m</text:span><text:span text:style-name="T16">entions légales</text:span></text:p>
          </table:table-cell>
        </table:table-row>
        <table:table-row table:style-name="Tableau5.4">
          <table:table-cell table:style-name="Tableau5.A5" office:value-type="string">
            <text:p text:style-name="P62">Nombre total de mots</text:p>
          </table:table-cell>
          <table:table-cell table:style-name="Tableau5.B4" office:value-type="string">
            <text:p text:style-name="P82">+ 1800 mots</text:p>
          </table:table-cell>
        </table:table-row>
        <table:table-row table:style-name="Tableau5.4">
          <table:table-cell table:style-name="Tableau5.A5" office:value-type="string">
            <text:p text:style-name="P65">Fil d’ariane</text:p>
            <text:p text:style-name="P65">(Emplacement dans le menu)</text:p>
          </table:table-cell>
          <table:table-cell table:style-name="Tableau5.B4" office:value-type="string">
            <text:p text:style-name="P65">&gt; <text:span text:style-name="T8">Mentions légales</text:span></text:p>
          </table:table-cell>
        </table:table-row>
      </table:table>
      <text:h text:style-name="P99" text:outline-level="1">Mentions légales <text:span text:style-name="T59">du site URL_SITE_WEB</text:span></text:h>
      <text:h text:style-name="Heading_20_2" text:outline-level="2">1. Présentation du site « <text:span text:style-name="T42">NOM_SITE »</text:span></text:h>
      <text:p text:style-name="P15">En vertu de l'article 6 de la loi n° 2004-575 du 21 juin 2004 pour la confiance dans l'économie numérique, il est précisé aux utilisateurs du site URL_SITE_WEB l'identité des différents intervenants dans le cadre de sa réalisation et de son suivi :</text:p>
      <text:p text:style-name="P16"><text:span text:style-name="Strong_20_Emphasis"><text:span text:style-name="T10">Propriétaire</text:span></text:span><text:span text:style-name="T10"> : NOM_PROPRIETAIRE – </text:span><text:span text:style-name="T11">RAISON_SOCIALE –</text:span><text:span text:style-name="T10"> SIRET – </text:span><text:span text:style-name="T12">ADR_POST_PROP</text:span><text:span text:style-name="T10"> – </text:span><text:span text:style-name="T12">CAPITAL</text:span><text:span text:style-name="T10"><text:line-break/>Numéro du Registre du Commerce et des Sociétés : NUM_REG_COMMERCE<text:line-break/></text:span><text:span text:style-name="T21">Numéro de TVA intracommunautaire : "N° individuel d’identification (TVA intracommunautaire)"<text:line-break/>Autoentreprise, « </text:span><text:span text:style-name="Emphasis"><text:span text:style-name="T21">TVA non applicable - article 293 B du CGI </text:span></text:span><text:span text:style-name="T21">» </text:span><text:span text:style-name="T10"><text:line-break/></text:span><text:span text:style-name="Strong_20_Emphasis"><text:span text:style-name="T10">Créateur</text:span></text:span><text:span text:style-name="T10"> : </text:span><text:span text:style-name="T13">PRESTATAIRE</text:span><text:span text:style-name="T10"> – URL_</text:span><text:span text:style-name="T13">PRESTATAIRE</text:span><text:span text:style-name="T10"><text:line-break/>Directeur de</text:span><text:span text:style-name="Strong_20_Emphasis"><text:span text:style-name="T10"> publication</text:span></text:span><text:span text:style-name="T10"> : </text:span><text:span text:style-name="T14">RESP_PUBLICATION</text:span><text:span text:style-name="T10"> – </text:span><text:span text:style-name="T14">CONTACT_RESP_PUB</text:span><text:span text:style-name="T10"><text:line-break/></text:span><text:span text:style-name="T21">Le directeur de publication est une personne physique ou une personne morale.</text:span><text:span text:style-name="T10"><text:line-break/></text:span><text:span text:style-name="Strong_20_Emphasis"><text:span text:style-name="T10">Webmaster</text:span></text:span><text:span text:style-name="T10"> : </text:span><text:span text:style-name="T14">WEBMASTER</text:span><text:span text:style-name="T10"> – </text:span><text:span text:style-name="T14">CONTACT_WEBMASTER</text:span><text:span text:style-name="T10"><text:line-break/></text:span><text:span text:style-name="Strong_20_Emphasis"><text:span text:style-name="T10">Hébergeur</text:span></text:span><text:span text:style-name="T10"> : </text:span><text:span text:style-name="T11">HEBERGEUR</text:span><text:span text:style-name="T10"> – </text:span><text:span text:style-name="T14">URL_HEBERGEUR</text:span><text:span text:style-name="T10"> – </text:span><text:span text:style-name="T14">TEL_HEBERGEUR</text:span></text:p>
      <text:p text:style-name="P15">Vous pouvez retrouver nous contacter grâce à notre formulaire de contact.</text:p>
      <text:p text:style-name="P19">Réglementation de l'Activité professionnelle</text:p>
      <text:p text:style-name="P5">Autorisation d'activité délivrée par l'autorité suivante : <text:span text:style-name="T2">nom et adresse de l’autorité</text:span>.</text:p>
      <text:p text:style-name="P5"><text:soft-page-break/>Profession Réglementée :</text:p>
      <text:list xml:id="list3418770246" text:style-name="L1">
        <text:list-item>
          <text:p text:style-name="P103">Référence aux règles professionnelles applicables,</text:p>
        </text:list-item>
        <text:list-item>
          <text:p text:style-name="P103">Titre professionnel,</text:p>
        </text:list-item>
        <text:list-item>
          <text:p text:style-name="P103">Etat membre dans lequel il a été octroyé,</text:p>
        </text:list-item>
        <text:list-item>
          <text:p text:style-name="P103">Nom de l’ordre ou de l’organisme professionnel auprès duquel elle est inscrite.</text:p>
        </text:list-item>
      </text:list>
      <text:h text:style-name="Heading_20_2" text:outline-level="2">2. Conditions générales d’utilisation du site et des services proposés</text:h>
      <text:p text:style-name="P15">L’utilisation du site URL_SITE_WEB implique l’acceptation pleine et entière des conditions générales d’utilisation ci-après décrites. Ces conditions d’utilisation sont susceptibles d’être modifiées ou complétées à tout moment, les utilisateurs du site URL_SITE_WEB sont donc invités à les consulter de manière régulière.</text:p>
      <text:p text:style-name="P15">Ce site est normalement accessible à tout moment aux utilisateurs. Une interruption pour raison de maintenance technique peut être toutefois décidée par NOM_PROPRIETAIRE, qui s’efforcera alors de communiquer préalablement aux utilisateurs les dates et heures de l’intervention.</text:p>
      <text:p text:style-name="P15">Le site URL_SITE_WEB est mis à jour régulièrement par "Nom du Responsable de publication". De la même façon, les mentions légales peuvent être modifiées à tout moment : elles s’imposent néanmoins à l’utilisateur qui est invité à s’y référer le plus souvent possible afin d’en prendre connaissance.</text:p>
      <text:p text:style-name="P5">La boutique e-commerce implique aussi l'acceptation des conditions générales de vente disponibles sur leur page dédiée. Elles sont tout aussi susceptibles d’être modifiées ou complétées à tout moment, les utilisateurs clients de la e-boutique sont donc invités à les consulter de manière régulière. (Site<text:span text:style-name="T33">s</text:span> e-commerce)</text:p>
      <text:h text:style-name="Heading_20_2" text:outline-level="2">3. Description des services fournis</text:h>
      <text:p text:style-name="P15">Le site URL_SITE_WEB a pour objet de fournir une information concernant l’ensemble des activités de la société.</text:p>
      <text:p text:style-name="P15">NOM_PROPRIETAIRE s’efforce de fournir sur le site URL_SITE_WEB des informations aussi précises que possible. Toutefois, il ne pourra être tenue responsable des omissions, des inexactitudes et des carences dans la mise à jour, qu’elles soient de son fait ou du fait des tiers partenaires qui lui fournissent ces informations.</text:p>
      <text:p text:style-name="P15">Tous les informations indiquées sur le site URL_SITE_WEB sont données à titre indicatif, et sont susceptibles d’évoluer. Par ailleurs, les renseignements figurant sur le site URL_SITE_WEB ne sont pas exhaustifs. Ils sont donnés sous réserve de modifications ayant été apportées depuis leur mise en ligne.</text:p>
      <text:h text:style-name="Heading_20_2" text:outline-level="2">4. Limitations contractuelles sur les données techniques</text:h>
      <text:p text:style-name="P15">Le site utilise la technologie JavaScript.</text:p>
      <text:p text:style-name="P15"><text:soft-page-break/>Le site Internet ne pourra être tenu responsable de dommages matériels liés à l’utilisation du site. De plus, l’utilisateur du site s’engage à accéder au site en utilisant un matériel récent, ne contenant pas de virus et avec un navigateur de dernière génération mis-à-jour</text:p>
      <text:h text:style-name="Heading_20_2" text:outline-level="2">5. Propriété intellectuelle et contrefaçons</text:h>
      <text:p text:style-name="P15">NOM_PROPRIETAIRE est propriétaire des droits de propriété intellectuelle ou détient les droits d’usage sur tous les éléments accessibles sur le site, notamment les textes, images, graphismes, logo, icônes, sons, logiciels.</text:p>
      <text:p text:style-name="P15">Toute reproduction, représentation, modification, publication, adaptation de tout ou partie des éléments du site, quel que soit le moyen ou le procédé utilisé, est interdite, sauf autorisation écrite préalable de : NOM_PROPRIETAIRE.</text:p>
      <text:p text:style-name="P15">Toute exploitation non autorisée du site ou de l’un quelconque des éléments qu’il contient sera considérée comme constitutive d’une contrefaçon et poursuivie conformément aux dispositions des articles L.335-2 et suivants du Code de Propriété Intellectuelle.</text:p>
      <text:p text:style-name="P15">NOM_PROPRIETAIRE est identiquement propriétaire des "droits des producteurs de bases de données" visés au Livre III, Titre IV, du Code de la Propriété Intellectuelle (loi n° 98-536 du 1er juillet 1998) relative aux droits d'auteur et aux bases de données. </text:p>
      <text:h text:style-name="Heading_20_2" text:outline-level="2">6. Limitations de responsabilité</text:h>
      <text:p text:style-name="P29">NOM_PROPRIETAIRE ne pourra être tenue responsable des dommages directs et indirects causés au matériel de l’utilisateur, lors de l’accès au site URL_SITE_WEB, et résultant soit de l’utilisation d’un matériel ne répondant pas aux spécifications indiquées au point 4, soit de l’apparition d’un bug ou d’une incompatibilité.</text:p>
      <text:p text:style-name="P29">NOM_PROPRIETAIRE ne pourra également être tenue responsable des dommages indirects (tels par exemple qu’une perte de marché ou perte d’une chance) consécutifs à l’utilisation du site URL_SITE_WEB .</text:p>
      <text:p text:style-name="P15">Des espaces interactifs (possibilité de poser des questions dans l’espace contact) sont à la disposition des utilisateurs. NOM_PROPRIETAIRE se réserve le droit de supprimer, sans mise en demeure préalable, tout contenu déposé dans cet espace qui contreviendrait à la législation applicable en France, en particulier aux dispositions relatives à la protection des données. Le cas échéant, NOM_PROPRIETAIRE se réserve également la possibilité de mettre en cause la responsabilité civile et/ou pénale de l’utilisateur, notamment en cas de message à caractère raciste, injurieux, diffamant, ou pornographique, quel que soit le support utilisé (texte, photographie…).</text:p>
      <text:h text:style-name="Heading_20_2" text:outline-level="2">7. Gestion des données personnelles</text:h>
      <text:p text:style-name="P15">En France, les données personnelles sont notamment protégées par la loi n° 78-87 du 6 janvier 1978, la loi n° 2004-801 du 6 août 2004, l'article L. 226-13 du Code pénal et la Directive Européenne du 24 octobre 1995.</text:p>
      <text:p text:style-name="P25"><text:soft-page-break/>A l'occasion de l'utilisation du site URL_SITE_WEB, peuvent êtres recueillies : l'URL des liens par l'intermédiaire desquels l'utilisateur a accédé au site URL_SITE_WEB, le fournisseur d'accès de l'utilisateur, l'adresse de protocole Internet (IP) de l'utilisateur.</text:p>
      <text:p text:style-name="P25">En tout état de cause NOM_PROPRIETAIRE ne collecte des informations personnelles relatives à l'utilisateur que pour le besoin de certains services proposés par le site URL_SITE_WEB. L'utilisateur fournit ces informations en toute connaissance de cause, notamment lorsqu'il procède par lui-même à leur saisie. Il est alors précisé à l'utilisateur du site URL_SITE_WEB l’obligation ou non de fournir ces informations.</text:p>
      <text:p text:style-name="P15">Conformément aux dispositions des articles 38 et suivants de la loi 78-17 du 6 janvier 1978 relative à l’informatique, aux fichiers et aux libertés, tout utilisateur dispose d’un droit d’accès, de rectification et d’opposition aux données personnelles le concernant, en effectuant sa demande écrite et signée, accompagnée d’une copie du titre d’identité avec signature du titulaire de la pièce, en précisant l’adresse à laquelle la réponse doit être envoyée.</text:p>
      <text:p text:style-name="P25">Aucune information personnelle de l'utilisateur du site URL_SITE_WEB n'est publiée à l'insu de l'utilisateur, échangée, transférée, cédée ou vendue sur un support quelconque à des tiers. Seule l'hypothèse du rachat de NOM_PROPRIETAIRE et de ses droits permettrait la transmission des dites informations à l'éventuel acquéreur qui serait à son tour tenu de la même obligation de conservation et de modification des données vis à vis de l'utilisateur du site URL_SITE_WEB.</text:p>
      <text:p text:style-name="P15">Les bases de données sont protégées par les dispositions de la loi du 1er juillet 1998 transposant la directive 96/9 du 11 mars 1996 relative à la protection juridique des bases de données.</text:p>
      <text:h text:style-name="Heading_20_2" text:outline-level="2">8. Liens hypertextes et cookies</text:h>
      <text:h text:style-name="Heading_20_3" text:outline-level="3">Liens hypertextes</text:h>
      <text:p text:style-name="P55">Le site URL_SITE_WEB contient un certain nombre de liens hypertextes vers d’autres sites, mis en place avec l’autorisation de NOM_PROPRIETAIRE. Cependant, NOM_PROPRIETAIRE n’a pas la possibilité de vérifier le contenu des sites ainsi visités, et n’assumera en conséquence aucune responsabilité de ce fait.</text:p>
      <text:h text:style-name="Heading_20_3" text:outline-level="3">Cookies strictement nécessaires au site <text:span text:style-name="T49">URL_SITE_WEB</text:span></text:h>
      <text:p text:style-name="P15">La navigation sur le site URL_SITE_WEB est susceptible de provoquer l’installation de cookie(s) sur l’ordinateur de l’utilisateur. Un cookie est un fichier de petite taille, qui ne permet pas l’identification de l’utilisateur, mais qui enregistre des informations relatives à la navigation d’un ordinateur sur un site. Les données ainsi obtenues visent à faciliter la navigation ultérieure sur le site <text:span text:style-name="T49">et de faciliter plusieurs fonctionnalités intrinsèques.</text:span></text:p>
      <text:p text:style-name="P15">Le refus d’installation d’un cookie peut entraîner l’impossibilité d’accéder à certains services. L’utilisateur peut toutefois configurer son ordinateur de la manière suivante, pour refuser l’installation des cookies :</text:p>
      <text:p text:style-name="P15">Sous Internet Explorer : onglet outil (pictogramme en forme de rouage en haut a droite) / options internet. Cliquez sur Confidentialité et choisissez Bloquer tous les cookies. Validez sur OK.</text:p>
      <text:p text:style-name="P15"><text:soft-page-break/>Sous Firefox : <text:span text:style-name="T47">après avoir cliqué sur le bouton « alt », il faut aller dans le menu Outils</text:span> puis aller dans l'onglet Options. Cliquer sur l'onglet Vie privée. Paramétrez les Règles de conservation sur : utiliser les paramètres personnalisés pour l'historique. Enfin décochez-la pour désactiver les cookies.</text:p>
      <text:p text:style-name="P15">Sous Safari : Cliquez en haut à droite du navigateur sur le pictogramme de menu (symbolisé par un rouage). Sélectionnez Paramètres. Cliquez sur Afficher les paramètres avancés. Dans la section "Confidentialité", cliquez sur Paramètres de contenu. Dans la section "Cookies", vous pouvez bloquer les cookies.</text:p>
      <text:p text:style-name="P15">Sous Chrome : Cliquez en haut à droite du navigateur sur le pictogramme de menu <text:span text:style-name="T48">Édition</text:span>. Sélectionnez <text:span text:style-name="T48">Préférences</text:span>. Dans l'onglet "Confidentialité", vous pouvez bloquer les cookies <text:span text:style-name="T48">avec le réglage "Bloquer les cookies" positionné sur "Toujours"</text:span>.</text:p>
      <text:p text:style-name="P15">Sous Opéra 6.0 : Cliquez dans le menu "Fichier", puis "Préférences", puis entrez dans l'onglet "Vie Privée".</text:p>
      <text:p text:style-name="P15">Sous Opéra 27.0 et au-delà : Dans le menu, cliquez sur "Réglages", puis cliquez sur l'onglet "Vie privée &amp; Sécurité". Dans la section "Cookies", choisissez l'option "Empêcher les sites de créer des données", vous pouvez aussi augmenter le niveau de confidentialité en cliquant sur l'option "Bloquer les cookies de tierces parties et les données de site".</text:p>
      <text:p text:style-name="P6">Liste des cookies nécessaires utilisés : <text:span text:style-name="T2">(noms et fonctions)</text:span></text:p>
      <text:h text:style-name="P102" text:outline-level="3">Cookies <text:span text:style-name="T62">et traceurs tiers</text:span><text:span text:style-name="T54"> </text:span><text:span text:style-name="T57">(Ancre : #cookies-</text:span><text:span text:style-name="T58">tiers</text:span><text:span text:style-name="T57">)</text:span></text:h>
      <text:p text:style-name="P61"><text:span text:style-name="T49">Le site utilise aussi d’autres outils utilisant des cookies ou d’autres traceurs qui ont pour </text:span>vocation <text:span text:style-name="T63">de mesurer</text:span> <text:span text:style-name="T63">les</text:span> fréquentation, <text:span text:style-name="T63">améliorer l’expérience utilisateur, permettre</text:span> <text:span text:style-name="T49">des partages sur les réseaux sociaux </text:span><text:span text:style-name="T25">ou encore des opérations publicitaires</text:span>. <text:span text:style-name="T61">Normalement, vous avez déjà accepté ou refusé ceux-ci sur votre navigateur grâce à un bandeau affiché sur la page.</text:span></text:p>
      <text:p text:style-name="P7">Vous pouvez à tout moment modifier ce choix c<text:span text:style-name="T66">hoisissant les options </text:span>ci-dessous :</text:p>
      <text:p text:style-name="P61"><text:span text:style-name="Emphasis"><text:span text:style-name="T67">Acceptez-vous le dépôt et la lecture de cookies afin que nous et nos partenaires puissions analyser vos centres d'intérêts pour vous proposer des publicités personnalisées ?</text:span></text:span></text:p>
      <text:p text:style-name="P60"><draw:frame draw:style-name="fr1" draw:name="Image1" text:anchor-type="paragraph" svg:width="0.397cm" svg:height="0.397cm" draw:z-index="0"><draw:image xlink:href="Pictures/100002010000000F0000000FEDEFC6DA2AC4EA88.png" xlink:type="simple" xlink:show="embed" xlink:actuate="onLoad" loext:mime-type="image/png"/><svg:title>Btn-radio checked</svg:title></draw:frame>Oui</text:p>
      <text:p text:style-name="P60"><draw:frame draw:style-name="fr2" draw:name="Image2" text:anchor-type="paragraph" svg:width="0.397cm" svg:height="0.397cm" draw:z-index="1"><draw:image xlink:href="Pictures/100002010000000F0000000F11B80C9D2DA6CA21.png" xlink:type="simple" xlink:show="embed" xlink:actuate="onLoad" loext:mime-type="image/png"/><svg:title>Btn radio non checked</svg:title></draw:frame>Non</text:p>
      <text:p text:style-name="P61"><text:span text:style-name="Emphasis"><text:span text:style-name="T67">Acceptez-vous le dépôt et la lecture de cookies afin d'analyser votre navigation et nous permettre de mesurer l'audience de notre site internet ?</text:span></text:span></text:p>
      <text:p text:style-name="P60"><draw:frame draw:style-name="fr1" draw:name="Image3" text:anchor-type="paragraph" svg:width="0.397cm" svg:height="0.397cm" draw:z-index="2"><draw:image xlink:href="Pictures/100002010000000F0000000FEDEFC6DA2AC4EA88.png" xlink:type="simple" xlink:show="embed" xlink:actuate="onLoad" loext:mime-type="image/png"/><svg:title>Btn-radio checked</svg:title></draw:frame>Oui</text:p>
      <text:p text:style-name="P60"><draw:frame draw:style-name="fr2" draw:name="Image4" text:anchor-type="paragraph" svg:width="0.397cm" svg:height="0.397cm" draw:z-index="3"><draw:image xlink:href="Pictures/100002010000000F0000000F11B80C9D2DA6CA21.png" xlink:type="simple" xlink:show="embed" xlink:actuate="onLoad" loext:mime-type="image/png"/><svg:title>Btn radio non checked</svg:title></draw:frame>Non</text:p>
      <text:p text:style-name="P61"><text:span text:style-name="Emphasis"><text:span text:style-name="T67">Acceptez-vous le dépôt et/ou la lecture de cookies pour vous permettre de partager des contenus de notre site avec d'autres personnes ou de faire connaître à ces autres personnes votre consultation ou votre opinion  (boutons "J'aime" de Facebook par exemple) ?</text:span></text:span></text:p>
      <text:p text:style-name="P60"><draw:frame draw:style-name="fr1" draw:name="Image5" text:anchor-type="paragraph" svg:width="0.397cm" svg:height="0.397cm" draw:z-index="4"><draw:image xlink:href="Pictures/100002010000000F0000000FEDEFC6DA2AC4EA88.png" xlink:type="simple" xlink:show="embed" xlink:actuate="onLoad" loext:mime-type="image/png"/><svg:title>Btn-radio checked</svg:title></draw:frame>Oui</text:p>
      <text:p text:style-name="P20"><draw:frame draw:style-name="fr2" draw:name="Image6" text:anchor-type="paragraph" svg:width="0.397cm" svg:height="0.397cm" draw:z-index="5"><draw:image xlink:href="Pictures/100002010000000F0000000F11B80C9D2DA6CA21.png" xlink:type="simple" xlink:show="embed" xlink:actuate="onLoad" loext:mime-type="image/png"/><svg:title>Btn radio non checked</svg:title></draw:frame>Non</text:p>
      <text:p text:style-name="P56"><text:soft-page-break/>La CNIL propose, sur son site à l’adresse : <text:a xlink:type="simple" xlink:href="http://www.cnil.fr/vos-droits/vos-traces/les-cookies/conseils-aux-internautes" text:style-name="Internet_20_link" text:visited-style-name="Visited_20_Internet_20_Link">http://www.cnil.fr/vos-droits/vos-traces/les-cookies/conseils-aux-internautes</text:a>, <text:span text:style-name="T55">le paramétrage pour refuser les cookies tiers par défaut ainsi qu’</text:span>un large panel d’outils permettant de limiter la traçabilité de votre navigation sur Internet : extensions pour votre navigateur permettant de bloquer les traceurs, les boutons de partage sur les réseaux sociaux, le chargement de ressources en provenance d’autres sites…</text:p>
      <text:p text:style-name="Text_20_body"><text:span text:style-name="Strong_20_Emphasis"><text:span text:style-name="T52">Dans le cas où</text:span></text:span><text:span text:style-name="Strong_20_Emphasis"><text:span text:style-name="T50"> vous utilisez le navigateur Safari, </text:span></text:span><text:span text:style-name="Strong_20_Emphasis"><text:span text:style-name="T53">voici les instructions</text:span></text:span><text:span text:style-name="Strong_20_Emphasis"><text:span text:style-name="T50"> : </text:span></text:span><text:span text:style-name="Strong_20_Emphasis"><text:span text:style-name="T51">d</text:span></text:span>ans votre navigateur, choisissez le menu « Édition » puis sélectionnez « Préférences », <text:span text:style-name="T60">c</text:span>liquez sur « Confidentialité »,<text:span text:style-name="T60"> p</text:span>ositionnez le réglage « Bloquer les cookies sur « Des tierces parties et des annonceurs » puis cliquez sur OK.</text:p>
      <text:p text:style-name="P58">Vous pouvez en savoir plus sur l’utilisation des données collectées par Google en lien avec votre compte sur ces sites :</text:p>
      <text:list xml:id="list4043723677" text:style-name="L2">
        <text:list-item>
          <text:p text:style-name="P104"><text:a xlink:type="simple" xlink:href="https://www.google.com/intl/fr/policies/privacy/partners/" text:style-name="Internet_20_link" text:visited-style-name="Visited_20_Internet_20_Link"><text:span text:style-name="T46">https://www.google.com/intl/fr/policies/privacy/partners/</text:span></text:a><text:span text:style-name="T46">,</text:span></text:p>
        </text:list-item>
        <text:list-item>
          <text:p text:style-name="P104"><text:a xlink:type="simple" xlink:href="https://www.google.com/policies/technologies/ads/" text:style-name="Internet_20_link" text:visited-style-name="Visited_20_Internet_20_Link"><text:span text:style-name="T46">https://www.google.com/policies/technologies/ads/</text:span></text:a><text:span text:style-name="T46">.</text:span></text:p>
        </text:list-item>
      </text:list>
      <text:p text:style-name="P59">Vous pouvez aussi utiliser ces outils pour contrôler l’utilisation des cookies :</text:p>
      <text:list xml:id="list4233259542" text:style-name="L3">
        <text:list-item>
          <text:p text:style-name="P105"><text:a xlink:type="simple" xlink:href="http://www.youronlinechoices.com/fr/" text:style-name="Internet_20_link" text:visited-style-name="Visited_20_Internet_20_Link"><text:span text:style-name="T64">http://www.youronlinechoices.com/fr/</text:span></text:a><text:span text:style-name="T64">,</text:span></text:p>
        </text:list-item>
        <text:list-item>
          <text:p text:style-name="P105"><text:a xlink:type="simple" xlink:href="http://www.networkadvertising.org/choices/" text:style-name="Internet_20_link" text:visited-style-name="Visited_20_Internet_20_Link"><text:span text:style-name="T64">http://www.networkadvertising.org/choices/</text:span></text:a><text:span text:style-name="T64">.</text:span></text:p>
        </text:list-item>
      </text:list>
      <text:p text:style-name="P6">Liste des cookies nécessaires utilisés : <text:span text:style-name="T2">(noms et fonctions)</text:span></text:p>
      <text:h text:style-name="Heading_20_2" text:outline-level="2">9. Droit applicable et attribution de juridiction</text:h>
      <text:p text:style-name="P15">Tout litige en relation avec l’utilisation du site URL_SITE_WEB est soumis au droit français. Il est fait attribution exclusive de juridiction aux tribunaux compétents de <text:span text:style-name="T23">Paris/"Département du Propriétaire"</text:span>/France.</text:p>
      <text:h text:style-name="Heading_20_2" text:outline-level="2">10. Les principales lois concernées</text:h>
      <text:p text:style-name="P107">Loi n° 78-17 du 6 janvier 1978<text:span text:style-name="T56">, </text:span>relative à l'informatique, aux fichiers et aux libertés <text:span text:style-name="T69">individuelles</text:span>, notamment modifiée par :</text:p>
      <text:p text:style-name="P107">- l’<text:span text:style-name="T56">ordonnance</text:span> n° 2004-801 du 6 août 2004,</text:p>
      <text:p text:style-name="P107"><text:span text:style-name="T56">- l’ordonnance n° 2011-2012 du 24 août 2011 (transposant la </text:span><text:a xlink:type="simple" xlink:href="http://eur-lex.europa.eu/legal-content/FR/TXT/?uri=URISERV%3Al24216a" text:style-name="Internet_20_link" text:visited-style-name="Visited_20_Internet_20_Link"><text:span text:style-name="T56">directive européenne 2009/136/CE, dites "paquet télécom"</text:span></text:a><text:span text:style-name="T56">),</text:span></text:p>
      <text:p text:style-name="P107">- <text:span text:style-name="T69">l’ordonnance n°... du 27 avril 2016 (transposant la </text:span><text:a xlink:type="simple" xlink:href="https://eur-lex.europa.eu/legal-content/FR/TXT/HTML/?uri=CELEX:32016R0679" text:style-name="Internet_20_link" text:visited-style-name="Visited_20_Internet_20_Link"><text:span text:style-name="T69">directive européenn 2016/679 , dites « </text:span></text:a><text:bookmark text:name="firstHeading"/><text:a xlink:type="simple" xlink:href="https://eur-lex.europa.eu/legal-content/FR/TXT/HTML/?uri=CELEX:32016R0679" text:style-name="Internet_20_link" text:visited-style-name="Visited_20_Internet_20_Link"><text:span text:style-name="T9">Règlement général sur la protection des données »</text:span></text:a><text:span text:style-name="T22">).</text:span></text:p>
      <text:p text:style-name="P15">Loi n° 2004-575 du 21 juin 2004 pour la confiance dans l'économie numérique.</text:p>
      <text:p text:style-name="P52">Article 286 ter du code général des impôts (si N° de TVA). </text:p>
      <text:p text:style-name="P52">Article 293 B du code général des impôts (si auto-entreprise).</text:p>
      <text:h text:style-name="Heading_20_2" text:outline-level="2"><text:soft-page-break/>11. Lexique</text:h>
      <text:p text:style-name="P15">Utilisateur : Internaute se connectant, utilisant le site susnommé.</text:p>
      <text:p text:style-name="P38">Informations personnelles : « les informations qui permettent, sous quelque forme que ce soit, directement ou non, l'identification des personnes physiques auxquelles elles s'appliquent » (article 4 de la loi n° 78-17 du 6 janvier 1978).</text:p>
      <text:p text:style-name="P53">Adresse IP : adresse identifiant un ordinateur ou tout autre machine sur un réseau via le protocole TCP/IP, tel le réseau Internet.</text:p>
      <text:p text:style-name="P57"><text:span text:style-name="T65">Cookie : </text:span>fichier texte déposé sur votre ordinateur lors de la visite d'un site. Il a pour but de collecter des informations relatives à votre navigation. Les cookies sont gérés par votre navigateur internet. </text:p>
      <text:p text:style-name="P95">PAGE « <text:span text:style-name="T30">Contact</text:span> »</text:p>
      <text:p text:style-name="P84">***</text:p>
      <text:p text:style-name="P86">/<text:span text:style-name="T31">contact</text:span></text:p>
      <text:p text:style-name="P90"/>
      <table:table table:name="Tableau9" table:style-name="Tableau9">
        <table:table-column table:style-name="Tableau9.A"/>
        <table:table-column table:style-name="Tableau9.B"/>
        <table:table-row>
          <table:table-cell table:style-name="Tableau9.A1" office:value-type="string">
            <text:p text:style-name="P63">&lt;title&gt; 56 caractères MAX</text:p>
          </table:table-cell>
          <table:table-cell table:style-name="Tableau9.B1" office:value-type="string">
            <text:p text:style-name="P21"><text:span text:style-name="T15">Contact</text:span><text:span text:style-name="T19"> </text:span><text:span text:style-name="T20">du site </text:span><text:span text:style-name="T19">NOM_SITE</text:span></text:p>
          </table:table-cell>
        </table:table-row>
        <table:table-row table:style-name="Tableau9.2">
          <table:table-cell table:style-name="Tableau9.A5" office:value-type="string">
            <text:p text:style-name="P63">Meta description</text:p>
            <text:p text:style-name="P63">156 caractères MAX</text:p>
          </table:table-cell>
          <table:table-cell table:style-name="Tableau9.B2" office:value-type="string">
            <text:p text:style-name="P77">Contactez <text:span text:style-name="T42">NOM_SITE</text:span><text:span text:style-name="T10"> pour plus d’informations ou pour un devis.</text:span></text:p>
          </table:table-cell>
        </table:table-row>
        <table:table-row table:style-name="Tableau9.2">
          <table:table-cell table:style-name="Tableau9.A5" office:value-type="string">
            <text:p text:style-name="P63">Sélection de Mots-clefs <text:span text:style-name="T3">à intégrer</text:span></text:p>
          </table:table-cell>
          <table:table-cell table:style-name="Tableau9.B2" office:value-type="string">
            <text:p text:style-name="P17"><text:span text:style-name="T19">NOM_SITE</text:span><text:span text:style-name="T10">, </text:span><text:span text:style-name="T18">contact</text:span></text:p>
          </table:table-cell>
        </table:table-row>
        <table:table-row table:style-name="Tableau9.4">
          <table:table-cell table:style-name="Tableau9.A5" office:value-type="string">
            <text:p text:style-name="P63">Nombre total de mots</text:p>
          </table:table-cell>
          <table:table-cell table:style-name="Tableau9.B4" office:value-type="string">
            <text:p text:style-name="P68"/>
          </table:table-cell>
        </table:table-row>
        <table:table-row table:style-name="Tableau9.4">
          <table:table-cell table:style-name="Tableau9.A5" office:value-type="string">
            <text:p text:style-name="P65">Fil d’ariane</text:p>
            <text:p text:style-name="P65">(Emplacement dans le menu)</text:p>
          </table:table-cell>
          <table:table-cell table:style-name="Tableau9.B4" office:value-type="string">
            <text:p text:style-name="P65">&gt; <text:span text:style-name="T32">Contact</text:span></text:p>
          </table:table-cell>
        </table:table-row>
      </table:table>
      <text:h text:style-name="P100" text:outline-level="1">H1 – Dénomination commerciale + Activité + Localité</text:h>
      <text:p text:style-name="P2">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text:p>
      <text:p text:style-name="P3">Nombre de mots :</text:p>
      <text:h text:style-name="P97" text:outline-level="2">H2 – Activité</text:h>
      <text:p text:style-name="P2">Maecenas justo mi, rutrum quis quam eget, eleifend egestas nibh. Donec nec bibendum sapien, viverra facilisis justo. Sed a consectetur sem, ut tempus tellus. Maecenas placerat dui non mi tincidunt ullamcorper. Pellentesque semper tortor sed interdum tincidunt.</text:p>
      <text:p text:style-name="P2"/>
      <text:p text:style-name="P3">Nombre de mots :</text:p>
      <text:p text:style-name="P2"/>
      <text:p text:style-name="P36">[ Formulaire ]</text:p>
      <text:p text:style-name="P35"/>
      <text:p text:style-name="P35">Les informations recueillies font l’objet d’un traitement informatique destiné à <text:span text:style-name="T23">(Veuillez préciser la finalité)</text:span>. Les destinataires des données sont <text:span text:style-name="T27">NOM_PROPRIETAIRE</text:span><text:span text:style-name="T26">.</text:span></text:p>
      <text:p text:style-name="P35">Conformément à la loi « informatique et libertés » du 6 janvier 1978 modifiée en 2004, vous bénéficiez d’un droit d’accès et de rectification aux informations qui vous concernent, que vous pouvez exercer en vous adressant à <text:span text:style-name="T24">(</text:span><text:span text:style-name="T23">Veuillez préciser le service et l’adresse)</text:span>.</text:p>
      <text:p text:style-name="P35">Vous pouvez également, pour des motifs légitimes, vous opposer au traitement des données vous concernant.</text:p>
      <text:p text:style-name="P2"><text:soft-page-break/></text:p>
      <text:p text:style-name="P10">Pictos :</text:p>
      <text:p text:style-name="P12">Lorem ipsum // dolor sit amet // consectetur // adipiscing elit</text:p>
      <text:p text:style-name="P2"/>
      <text:p text:style-name="P96">PAGE « <text:span text:style-name="T38">Netiquette</text:span> »</text:p>
      <text:p text:style-name="P85">***</text:p>
      <text:p text:style-name="P87">/<text:span text:style-name="T41">netiquette</text:span></text:p>
      <text:p text:style-name="P91"/>
      <table:table table:name="Tableau1" table:style-name="Tableau1">
        <table:table-column table:style-name="Tableau1.A"/>
        <table:table-column table:style-name="Tableau1.B"/>
        <table:table-row>
          <table:table-cell table:style-name="Tableau1.A1" office:value-type="string">
            <text:p text:style-name="P64">&lt;title&gt; 56 caractères MAX</text:p>
          </table:table-cell>
          <table:table-cell table:style-name="Tableau1.B1" office:value-type="string">
            <text:p text:style-name="P75">Netiquette <text:span text:style-name="T42">du site </text:span><text:span text:style-name="T19">NOM_SITE</text:span></text:p>
          </table:table-cell>
        </table:table-row>
        <table:table-row table:style-name="Tableau1.2">
          <table:table-cell table:style-name="Tableau1.A5" office:value-type="string">
            <text:p text:style-name="P64">Meta description</text:p>
            <text:p text:style-name="P64">156 caractères MAX</text:p>
          </table:table-cell>
          <table:table-cell table:style-name="Tableau1.B2" office:value-type="string">
            <text:p text:style-name="P69"/>
          </table:table-cell>
        </table:table-row>
        <table:table-row table:style-name="Tableau1.2">
          <table:table-cell table:style-name="Tableau1.A5" office:value-type="string">
            <text:p text:style-name="P64">Sélection de Mots-clefs <text:span text:style-name="T3">à intégrer</text:span></text:p>
          </table:table-cell>
          <table:table-cell table:style-name="Tableau1.B2" office:value-type="string">
            <text:p text:style-name="P81">Netiquette, <text:span text:style-name="T42">NOM_SITE</text:span></text:p>
          </table:table-cell>
        </table:table-row>
        <table:table-row table:style-name="Tableau1.4">
          <table:table-cell table:style-name="Tableau1.A5" office:value-type="string">
            <text:p text:style-name="P64">Nombre total de mots</text:p>
          </table:table-cell>
          <table:table-cell table:style-name="Tableau1.B4" office:value-type="string">
            <text:p text:style-name="P70"/>
          </table:table-cell>
        </table:table-row>
        <table:table-row table:style-name="Tableau1.4">
          <table:table-cell table:style-name="Tableau1.A5" office:value-type="string">
            <text:p text:style-name="P66">Fil d’ariane</text:p>
            <text:p text:style-name="P66">(Emplacement dans le menu)</text:p>
          </table:table-cell>
          <table:table-cell table:style-name="Tableau1.B4" office:value-type="string">
            <text:p text:style-name="P66">&gt; <text:span text:style-name="T39">Netiquette</text:span></text:p>
          </table:table-cell>
        </table:table-row>
      </table:table>
      <text:h text:style-name="P101" text:outline-level="1">H1 – <text:span text:style-name="T42">Netiquette du site </text:span></text:h>
      <text:p text:style-name="P43">Vous trouverez ici la charte de bonne conduite <text:span text:style-name="T44">sur les espaces de discussions et d’échanges (forum, commentaires, messageries, etc.) du site NOM_SITE. Ces consignes sont là pour permettre une bonne harmonie des échanges entre les utilisateurs du site NOM_SITE et avec l’équipe du site. En cas de conflit, le propriétaire du site et les modérateurs qu’il désigne peuvent se baser sur cette charte afin de régler les conflits.</text:span></text:p>
      <text:h text:style-name="P98" text:outline-level="2">H2 – </text:h>
      <text:p text:style-name="P54"/>
      <text:p text:style-name="P91"/>
      <text:p text:style-name="P96">PAGE « <text:span text:style-name="T40">Conditions Générales de Ventes</text:span> »</text:p>
      <text:p text:style-name="P85">***</text:p>
      <text:p text:style-name="P89"><text:span text:style-name="T6">/</text:span><text:span text:style-name="T7">conditions-generales-ventes</text:span></text:p>
      <text:p text:style-name="P92"/>
      <table:table table:name="Tableau8" table:style-name="Tableau8">
        <table:table-column table:style-name="Tableau8.A"/>
        <table:table-column table:style-name="Tableau8.B"/>
        <table:table-row>
          <table:table-cell table:style-name="Tableau8.A1" office:value-type="string">
            <text:p text:style-name="P64">&lt;title&gt; 56 caractères MAX</text:p>
          </table:table-cell>
          <table:table-cell table:style-name="Tableau8.B1" office:value-type="string">
            <text:p text:style-name="P79">Conditions Générales de Ventes</text:p>
          </table:table-cell>
        </table:table-row>
        <table:table-row table:style-name="Tableau8.2">
          <table:table-cell table:style-name="Tableau8.A5" office:value-type="string">
            <text:p text:style-name="P64">Meta description</text:p>
            <text:p text:style-name="P64">156 caractères MAX</text:p>
          </table:table-cell>
          <table:table-cell table:style-name="Tableau8.B2" office:value-type="string">
            <text:p text:style-name="P69"/>
          </table:table-cell>
        </table:table-row>
        <table:table-row table:style-name="Tableau8.2">
          <table:table-cell table:style-name="Tableau8.A5" office:value-type="string">
            <text:p text:style-name="P64">Sélection de Mots-clefs <text:span text:style-name="T3">à intégrer</text:span></text:p>
          </table:table-cell>
          <table:table-cell table:style-name="Tableau8.B2" office:value-type="string">
            <text:p text:style-name="P80">Conditions générales de ventes, cgv, <text:span text:style-name="T42">NOM_SITE</text:span></text:p>
          </table:table-cell>
        </table:table-row>
        <table:table-row table:style-name="Tableau8.4">
          <table:table-cell table:style-name="Tableau8.A5" office:value-type="string">
            <text:p text:style-name="P64">Nombre total de mots</text:p>
          </table:table-cell>
          <table:table-cell table:style-name="Tableau8.B4" office:value-type="string">
            <text:p text:style-name="P70"/>
          </table:table-cell>
        </table:table-row>
        <table:table-row table:style-name="Tableau8.4">
          <table:table-cell table:style-name="Tableau8.A5" office:value-type="string">
            <text:p text:style-name="P66">Fil d’ariane</text:p>
            <text:p text:style-name="P66">(Emplacement dans le menu)</text:p>
          </table:table-cell>
          <table:table-cell table:style-name="Tableau8.B4" office:value-type="string">
            <text:p text:style-name="P66">&gt; <text:span text:style-name="T43">CGV</text:span></text:p>
          </table:table-cell>
        </table:table-row>
      </table:table>
      <text:h text:style-name="P101" text:outline-level="1">H1 – <text:span text:style-name="T45">Conditions générales de ventes (CGV)</text:span></text:h>
      <text:p text:style-name="P14"/>
      <text:p text:style-name="P96">PAGE « ... »</text:p>
      <text:p text:style-name="P85">***</text:p>
      <text:p text:style-name="P87">URL</text:p>
      <text:p text:style-name="P91"/>
      <table:table table:name="Tableau4" table:style-name="Tableau4">
        <table:table-column table:style-name="Tableau4.A"/>
        <table:table-column table:style-name="Tableau4.B"/>
        <table:table-row>
          <table:table-cell table:style-name="Tableau4.A1" office:value-type="string">
            <text:p text:style-name="P64">&lt;title&gt; 56 caractères MAX</text:p>
          </table:table-cell>
          <table:table-cell table:style-name="Tableau4.B1" office:value-type="string">
            <text:p text:style-name="P70"/>
          </table:table-cell>
        </table:table-row>
        <table:table-row table:style-name="Tableau4.2">
          <table:table-cell table:style-name="Tableau4.A5" office:value-type="string">
            <text:p text:style-name="P64">Meta description</text:p>
            <text:p text:style-name="P64">156 caractères MAX</text:p>
          </table:table-cell>
          <table:table-cell table:style-name="Tableau4.B2" office:value-type="string">
            <text:p text:style-name="P69"/>
          </table:table-cell>
        </table:table-row>
        <table:table-row table:style-name="Tableau4.2">
          <table:table-cell table:style-name="Tableau4.A5" office:value-type="string">
            <text:p text:style-name="P64">Sélection de Mots-clefs <text:span text:style-name="T3">à intégrer</text:span></text:p>
          </table:table-cell>
          <table:table-cell table:style-name="Tableau4.B2" office:value-type="string">
            <text:p text:style-name="P69"/>
          </table:table-cell>
        </table:table-row>
        <table:table-row table:style-name="Tableau4.4">
          <table:table-cell table:style-name="Tableau4.A5" office:value-type="string">
            <text:p text:style-name="P64">Nombre total de mots</text:p>
          </table:table-cell>
          <table:table-cell table:style-name="Tableau4.B4" office:value-type="string">
            <text:p text:style-name="P70"/>
          </table:table-cell>
        </table:table-row>
        <table:table-row table:style-name="Tableau4.4">
          <table:table-cell table:style-name="Tableau4.A5" office:value-type="string">
            <text:p text:style-name="P66">Fil d’ariane</text:p>
            <text:p text:style-name="P66">(Emplacement dans le menu)</text:p>
          </table:table-cell>
          <table:table-cell table:style-name="Tableau4.B4" office:value-type="string">
            <text:p text:style-name="P66">&gt; <text:span text:style-name="T4">Activité</text:span></text:p>
          </table:table-cell>
        </table:table-row>
      </table:table>
      <text:h text:style-name="P101" text:outline-level="1">H1 – Dénomination commerciale + Activité + Localité</text:h>
      <text:p text:style-name="P14">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 Nunc sit amet bibendum massa, in pellentesque lorem. Nam non sem cursus arcu commodo ultrices. Fusce a lectus nisl.</text:p>
      <text:p text:style-name="P14">Sed lorem ex, vehicula a ultrices nec, sollicitudin hendrerit odio. Phasellus efficitur sollicitudin laoreet. Vivamus et blandit neque. Integer porttitor diam eget dui tempus commodo. Aliquam dapibus, elit vel laoreet molestie, lectus mauris rhoncus diam, nec scelerisque mi ipsum quis quam. Cras et felis auctor, pulvinar turpis ac, mollis neque. Praesent vel justo neque. Maecenas sit amet turpis ut quam auctor efficitur. Nullam efficitur leo et pellentesque iaculis. Suspendisse ultrices porta sodales. Praesent ac pretium ex, ut condimentum lacus.</text:p>
      <text:p text:style-name="P14"/>
      <text:p text:style-name="P4">Nombre de mots :</text:p>
      <text:h text:style-name="P98" text:outline-level="2">H2 – Activité</text:h>
      <text:p text:style-name="P14">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14"/>
      <text:p text:style-name="P4"><text:soft-page-break/>Nombre de mots :</text:p>
      <text:p text:style-name="P8"/>
      <table:table table:name="Tableau6" table:style-name="Tableau6">
        <table:table-column table:style-name="Tableau6.A"/>
        <table:table-row>
          <table:table-cell table:style-name="Tableau6.A1" office:value-type="string">
            <text:p text:style-name="P9">CTA<text:line-break/><text:span text:style-name="T2">(lien vers … )</text:span></text:p>
          </table:table-cell>
        </table:table-row>
      </table:table>
      <text:p text:style-name="P14"/>
      <text:h text:style-name="P98" text:outline-level="2">H2 – Activité</text:h>
      <text:p text:style-name="P14">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14"/>
      <text:p text:style-name="P4">Nombre de mots :</text:p>
      <text:p text:style-name="P8"/>
      <table:table table:name="Tableau7" table:style-name="Tableau7">
        <table:table-column table:style-name="Tableau7.A"/>
        <table:table-row>
          <table:table-cell table:style-name="Tableau7.A1" office:value-type="string">
            <text:p text:style-name="P9">CTA<text:line-break/><text:span text:style-name="T2">(lien vers … )</text:span></text:p>
          </table:table-cell>
        </table:table-row>
      </table:table>
      <text:p text:style-name="P14"/>
      <text:p text:style-name="P11">Pictos :</text:p>
      <text:p text:style-name="P13">Lorem ipsum // dolor sit amet // consectetur // adipiscing elit</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6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499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0%"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75%"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70%"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6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5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0:35:34.502000000</meta:creation-date>
    <dc:date>2018-06-21T06:08:54.101000000</dc:date>
    <meta:editing-duration>PT10H31M56S</meta:editing-duration>
    <meta:editing-cycles>161</meta:editing-cycles>
    <meta:generator>LibreOffice/6.0.2.1$Windows_X86_64 LibreOffice_project/f7f06a8f319e4b62f9bc5095aa112a65d2f3ac89</meta:generator>
    <meta:document-statistic meta:table-count="8" meta:image-count="6" meta:object-count="0" meta:page-count="14" meta:paragraph-count="233" meta:word-count="3294" meta:character-count="22234" meta:non-whitespace-character-count="19156"/>
  </office:meta>
</office:document-meta>
</file>